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table table:name="mm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MM</text:p>
          </table:table-cell>
          <table:covered-table-cell table:style-name="ce4"/>
          <table:covered-table-cell table:number-columns-repeated="11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office:value-type="float" office:value="0.640151">
            <text:p>0.64</text:p>
          </table:table-cell>
          <table:table-cell office:value-type="float" office:value="0.004723">
            <text:p>0.004723</text:p>
          </table:table-cell>
          <table:table-cell office:value-type="float" office:value="0.64048">
            <text:p>0.64048</text:p>
          </table:table-cell>
          <table:table-cell office:value-type="float" office:value="0.63856">
            <text:p>0.63856</text:p>
          </table:table-cell>
          <table:table-cell office:value-type="float" office:value="0.646414">
            <text:p>0.646414</text:p>
          </table:table-cell>
          <table:table-cell office:value-type="float" office:value="0.640394">
            <text:p>0.640394</text:p>
          </table:table-cell>
          <table:table-cell office:value-type="float" office:value="0.635898">
            <text:p>0.635898</text:p>
          </table:table-cell>
          <table:table-cell office:value-type="float" office:value="0.63944">
            <text:p>0.63944</text:p>
          </table:table-cell>
          <table:table-cell office:value-type="float" office:value="0.639248">
            <text:p>0.639248</text:p>
          </table:table-cell>
          <table:table-cell office:value-type="float" office:value="0.63658">
            <text:p>0.63658</text:p>
          </table:table-cell>
          <table:table-cell office:value-type="float" office:value="0.638203">
            <text:p>0.638203</text:p>
          </table:table-cell>
          <table:table-cell office:value-type="float" office:value="0.641662">
            <text:p>0.641662</text:p>
          </table:table-cell>
          <table:table-cell table:style-name="Default" office:value-type="float" office:value="0.642076">
            <text:p>0.642076</text:p>
          </table:table-cell>
          <table:table-cell office:value-type="float" office:value="0.641418">
            <text:p>0.641418</text:p>
          </table:table-cell>
          <table:table-cell office:value-type="float" office:value="0.634763">
            <text:p>0.634763</text:p>
          </table:table-cell>
          <table:table-cell office:value-type="float" office:value="0.635458">
            <text:p>0.635458</text:p>
          </table:table-cell>
          <table:table-cell office:value-type="float" office:value="0.643685">
            <text:p>0.643685</text:p>
          </table:table-cell>
          <table:table-cell office:value-type="float" office:value="0.637451">
            <text:p>0.637451</text:p>
          </table:table-cell>
          <table:table-cell office:value-type="float" office:value="0.633456">
            <text:p>0.633456</text:p>
          </table:table-cell>
          <table:table-cell office:value-type="float" office:value="0.65573">
            <text:p>0.65573</text:p>
          </table:table-cell>
          <table:table-cell office:value-type="float" office:value="0.641617">
            <text:p>0.641617</text:p>
          </table:table-cell>
          <table:table-cell office:value-type="float" office:value="0.640489">
            <text:p>0.64048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0.75798">
            <text:p>0.76</text:p>
          </table:table-cell>
          <table:table-cell office:value-type="float" office:value="0.008611">
            <text:p>0.008611</text:p>
          </table:table-cell>
          <table:table-cell office:value-type="float" office:value="0.753331">
            <text:p>0.753331</text:p>
          </table:table-cell>
          <table:table-cell office:value-type="float" office:value="0.760828">
            <text:p>0.760828</text:p>
          </table:table-cell>
          <table:table-cell office:value-type="float" office:value="0.763749">
            <text:p>0.763749</text:p>
          </table:table-cell>
          <table:table-cell office:value-type="float" office:value="0.750281">
            <text:p>0.750281</text:p>
          </table:table-cell>
          <table:table-cell office:value-type="float" office:value="0.767094">
            <text:p>0.767094</text:p>
          </table:table-cell>
          <table:table-cell office:value-type="float" office:value="0.747613">
            <text:p>0.747613</text:p>
          </table:table-cell>
          <table:table-cell office:value-type="float" office:value="0.748426">
            <text:p>0.748426</text:p>
          </table:table-cell>
          <table:table-cell office:value-type="float" office:value="0.770419">
            <text:p>0.770419</text:p>
          </table:table-cell>
          <table:table-cell office:value-type="float" office:value="0.751861">
            <text:p>0.751861</text:p>
          </table:table-cell>
          <table:table-cell office:value-type="float" office:value="0.757313">
            <text:p>0.757313</text:p>
          </table:table-cell>
          <table:table-cell office:value-type="float" office:value="0.75792">
            <text:p>0.76</text:p>
          </table:table-cell>
          <table:table-cell office:value-type="float" office:value="0.765657">
            <text:p>0.765657</text:p>
          </table:table-cell>
          <table:table-cell office:value-type="float" office:value="0.739371">
            <text:p>0.739371</text:p>
          </table:table-cell>
          <table:table-cell office:value-type="float" office:value="0.768919">
            <text:p>0.768919</text:p>
          </table:table-cell>
          <table:table-cell office:value-type="float" office:value="0.749208">
            <text:p>0.749208</text:p>
          </table:table-cell>
          <table:table-cell office:value-type="float" office:value="0.771744">
            <text:p>0.771744</text:p>
          </table:table-cell>
          <table:table-cell office:value-type="float" office:value="0.75541">
            <text:p>0.75541</text:p>
          </table:table-cell>
          <table:table-cell office:value-type="float" office:value="0.762031">
            <text:p>0.762031</text:p>
          </table:table-cell>
          <table:table-cell office:value-type="float" office:value="0.765088">
            <text:p>0.765088</text:p>
          </table:table-cell>
          <table:table-cell office:value-type="float" office:value="0.753334">
            <text:p>0.75333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746619">
            <text:p>0.75</text:p>
          </table:table-cell>
          <table:table-cell office:value-type="float" office:value="0.007423">
            <text:p>0.007423</text:p>
          </table:table-cell>
          <table:table-cell office:value-type="float" office:value="0.735516">
            <text:p>0.735516</text:p>
          </table:table-cell>
          <table:table-cell office:value-type="float" office:value="0.746489">
            <text:p>0.746489</text:p>
          </table:table-cell>
          <table:table-cell office:value-type="float" office:value="0.748275">
            <text:p>0.748275</text:p>
          </table:table-cell>
          <table:table-cell office:value-type="float" office:value="0.746399">
            <text:p>0.746399</text:p>
          </table:table-cell>
          <table:table-cell office:value-type="float" office:value="0.7536">
            <text:p>0.7536</text:p>
          </table:table-cell>
          <table:table-cell office:value-type="float" office:value="0.740946">
            <text:p>0.740946</text:p>
          </table:table-cell>
          <table:table-cell office:value-type="float" office:value="0.734739">
            <text:p>0.734739</text:p>
          </table:table-cell>
          <table:table-cell office:value-type="float" office:value="0.749258">
            <text:p>0.749258</text:p>
          </table:table-cell>
          <table:table-cell office:value-type="float" office:value="0.746074">
            <text:p>0.746074</text:p>
          </table:table-cell>
          <table:table-cell office:value-type="float" office:value="0.734763">
            <text:p>0.734763</text:p>
          </table:table-cell>
          <table:table-cell office:value-type="float" office:value="0.753688">
            <text:p>0.75</text:p>
          </table:table-cell>
          <table:table-cell office:value-type="float" office:value="0.755382">
            <text:p>0.755382</text:p>
          </table:table-cell>
          <table:table-cell office:value-type="float" office:value="0.756084">
            <text:p>0.756084</text:p>
          </table:table-cell>
          <table:table-cell office:value-type="float" office:value="0.742584">
            <text:p>0.742584</text:p>
          </table:table-cell>
          <table:table-cell office:value-type="float" office:value="0.763024">
            <text:p>0.763024</text:p>
          </table:table-cell>
          <table:table-cell office:value-type="float" office:value="0.746918">
            <text:p>0.746918</text:p>
          </table:table-cell>
          <table:table-cell office:value-type="float" office:value="0.75268">
            <text:p>0.75268</text:p>
          </table:table-cell>
          <table:table-cell office:value-type="float" office:value="0.743062">
            <text:p>0.743062</text:p>
          </table:table-cell>
          <table:table-cell office:value-type="float" office:value="0.742275">
            <text:p>0.742275</text:p>
          </table:table-cell>
          <table:table-cell office:value-type="float" office:value="0.740617">
            <text:p>0.74061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635842">
            <text:p>0.64</text:p>
          </table:table-cell>
          <table:table-cell office:value-type="float" office:value="0.00241">
            <text:p>0.00241</text:p>
          </table:table-cell>
          <table:table-cell office:value-type="float" office:value="0.635666">
            <text:p>0.635666</text:p>
          </table:table-cell>
          <table:table-cell office:value-type="float" office:value="0.636903">
            <text:p>0.636903</text:p>
          </table:table-cell>
          <table:table-cell office:value-type="float" office:value="0.635466">
            <text:p>0.635466</text:p>
          </table:table-cell>
          <table:table-cell office:value-type="float" office:value="0.636936">
            <text:p>0.636936</text:p>
          </table:table-cell>
          <table:table-cell office:value-type="float" office:value="0.637233">
            <text:p>0.637233</text:p>
          </table:table-cell>
          <table:table-cell office:value-type="float" office:value="0.636422">
            <text:p>0.636422</text:p>
          </table:table-cell>
          <table:table-cell office:value-type="float" office:value="0.634589">
            <text:p>0.634589</text:p>
          </table:table-cell>
          <table:table-cell office:value-type="float" office:value="0.637406">
            <text:p>0.637406</text:p>
          </table:table-cell>
          <table:table-cell office:value-type="float" office:value="0.635254">
            <text:p>0.635254</text:p>
          </table:table-cell>
          <table:table-cell office:value-type="float" office:value="0.642921">
            <text:p>0.642921</text:p>
          </table:table-cell>
          <table:table-cell office:value-type="float" office:value="0.630963">
            <text:p>0.63</text:p>
          </table:table-cell>
          <table:table-cell office:value-type="float" office:value="0.633419">
            <text:p>0.633419</text:p>
          </table:table-cell>
          <table:table-cell office:value-type="float" office:value="0.632867">
            <text:p>0.632867</text:p>
          </table:table-cell>
          <table:table-cell office:value-type="float" office:value="0.6355">
            <text:p>0.6355</text:p>
          </table:table-cell>
          <table:table-cell office:value-type="float" office:value="0.638706">
            <text:p>0.638706</text:p>
          </table:table-cell>
          <table:table-cell office:value-type="float" office:value="0.634611">
            <text:p>0.634611</text:p>
          </table:table-cell>
          <table:table-cell office:value-type="float" office:value="0.634826">
            <text:p>0.634826</text:p>
          </table:table-cell>
          <table:table-cell office:value-type="float" office:value="0.63756">
            <text:p>0.63756</text:p>
          </table:table-cell>
          <table:table-cell office:value-type="float" office:value="0.633707">
            <text:p>0.633707</text:p>
          </table:table-cell>
          <table:table-cell office:value-type="float" office:value="0.635881">
            <text:p>0.63588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732781">
            <text:p>0.73</text:p>
          </table:table-cell>
          <table:table-cell office:value-type="float" office:value="0.008902">
            <text:p>0.008902</text:p>
          </table:table-cell>
          <table:table-cell office:value-type="float" office:value="0.742703">
            <text:p>0.742703</text:p>
          </table:table-cell>
          <table:table-cell office:value-type="float" office:value="0.737881">
            <text:p>0.737881</text:p>
          </table:table-cell>
          <table:table-cell office:value-type="float" office:value="0.734523">
            <text:p>0.734523</text:p>
          </table:table-cell>
          <table:table-cell office:value-type="float" office:value="0.724936">
            <text:p>0.724936</text:p>
          </table:table-cell>
          <table:table-cell office:value-type="float" office:value="0.728398">
            <text:p>0.728398</text:p>
          </table:table-cell>
          <table:table-cell office:value-type="float" office:value="0.729081">
            <text:p>0.729081</text:p>
          </table:table-cell>
          <table:table-cell office:value-type="float" office:value="0.718015">
            <text:p>0.718015</text:p>
          </table:table-cell>
          <table:table-cell office:value-type="float" office:value="0.731886">
            <text:p>0.731886</text:p>
          </table:table-cell>
          <table:table-cell office:value-type="float" office:value="0.726369">
            <text:p>0.726369</text:p>
          </table:table-cell>
          <table:table-cell office:value-type="float" office:value="0.731384">
            <text:p>0.731384</text:p>
          </table:table-cell>
          <table:table-cell office:value-type="float" office:value="0.729665">
            <text:p>0.73</text:p>
          </table:table-cell>
          <table:table-cell office:value-type="float" office:value="0.715027">
            <text:p>0.715027</text:p>
          </table:table-cell>
          <table:table-cell office:value-type="float" office:value="0.740451">
            <text:p>0.740451</text:p>
          </table:table-cell>
          <table:table-cell office:value-type="float" office:value="0.752341">
            <text:p>0.752341</text:p>
          </table:table-cell>
          <table:table-cell office:value-type="float" office:value="0.749227">
            <text:p>0.749227</text:p>
          </table:table-cell>
          <table:table-cell office:value-type="float" office:value="0.73179">
            <text:p>0.73179</text:p>
          </table:table-cell>
          <table:table-cell office:value-type="float" office:value="0.729206">
            <text:p>0.729206</text:p>
          </table:table-cell>
          <table:table-cell office:value-type="float" office:value="0.728925">
            <text:p>0.728925</text:p>
          </table:table-cell>
          <table:table-cell office:value-type="float" office:value="0.737771">
            <text:p>0.737771</text:p>
          </table:table-cell>
          <table:table-cell office:value-type="float" office:value="0.736044">
            <text:p>0.736044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office:value-type="float" office:value="0.166642">
            <text:p>0.17</text:p>
          </table:table-cell>
          <table:table-cell office:value-type="float" office:value="0.000027">
            <text:p>0.000027</text:p>
          </table:table-cell>
          <table:table-cell office:value-type="float" office:value="0.166672">
            <text:p>0.166672</text:p>
          </table:table-cell>
          <table:table-cell office:value-type="float" office:value="0.166626">
            <text:p>0.166626</text:p>
          </table:table-cell>
          <table:table-cell office:value-type="float" office:value="0.166665">
            <text:p>0.166665</text:p>
          </table:table-cell>
          <table:table-cell office:value-type="float" office:value="0.166664">
            <text:p>0.166664</text:p>
          </table:table-cell>
          <table:table-cell office:value-type="float" office:value="0.16667">
            <text:p>0.16667</text:p>
          </table:table-cell>
          <table:table-cell office:value-type="float" office:value="0.166684">
            <text:p>0.166684</text:p>
          </table:table-cell>
          <table:table-cell office:value-type="float" office:value="0.166653">
            <text:p>0.166653</text:p>
          </table:table-cell>
          <table:table-cell office:value-type="float" office:value="0.166645">
            <text:p>0.166645</text:p>
          </table:table-cell>
          <table:table-cell office:value-type="float" office:value="0.166632">
            <text:p>0.166632</text:p>
          </table:table-cell>
          <table:table-cell office:value-type="float" office:value="0.16666">
            <text:p>0.16666</text:p>
          </table:table-cell>
          <table:table-cell office:value-type="float" office:value="0.1666">
            <text:p>0.17</text:p>
          </table:table-cell>
          <table:table-cell office:value-type="float" office:value="0.166596">
            <text:p>0.166596</text:p>
          </table:table-cell>
          <table:table-cell office:value-type="float" office:value="0.166661">
            <text:p>0.166661</text:p>
          </table:table-cell>
          <table:table-cell table:number-columns-repeated="2" office:value-type="float" office:value="0.166617">
            <text:p>0.166617</text:p>
          </table:table-cell>
          <table:table-cell office:value-type="float" office:value="0.166647">
            <text:p>0.166647</text:p>
          </table:table-cell>
          <table:table-cell office:value-type="float" office:value="0.166607">
            <text:p>0.166607</text:p>
          </table:table-cell>
          <table:table-cell office:value-type="float" office:value="0.166611">
            <text:p>0.166611</text:p>
          </table:table-cell>
          <table:table-cell office:value-type="float" office:value="0.166673">
            <text:p>0.166673</text:p>
          </table:table-cell>
          <table:table-cell office:value-type="float" office:value="0.166629">
            <text:p>0.16662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0.164944">
            <text:p>0.16</text:p>
          </table:table-cell>
          <table:table-cell office:value-type="float" office:value="0.000022">
            <text:p>0.000022</text:p>
          </table:table-cell>
          <table:table-cell office:value-type="float" office:value="0.164934">
            <text:p>0.164934</text:p>
          </table:table-cell>
          <table:table-cell office:value-type="float" office:value="0.164922">
            <text:p>0.164922</text:p>
          </table:table-cell>
          <table:table-cell office:value-type="float" office:value="0.164971">
            <text:p>0.164971</text:p>
          </table:table-cell>
          <table:table-cell office:value-type="float" office:value="0.164965">
            <text:p>0.164965</text:p>
          </table:table-cell>
          <table:table-cell office:value-type="float" office:value="0.164948">
            <text:p>0.164948</text:p>
          </table:table-cell>
          <table:table-cell office:value-type="float" office:value="0.164947">
            <text:p>0.164947</text:p>
          </table:table-cell>
          <table:table-cell office:value-type="float" office:value="0.164929">
            <text:p>0.164929</text:p>
          </table:table-cell>
          <table:table-cell office:value-type="float" office:value="0.164982">
            <text:p>0.164982</text:p>
          </table:table-cell>
          <table:table-cell office:value-type="float" office:value="0.164902">
            <text:p>0.164902</text:p>
          </table:table-cell>
          <table:table-cell office:value-type="float" office:value="0.164958">
            <text:p>0.164958</text:p>
          </table:table-cell>
          <table:table-cell office:value-type="float" office:value="0.164951">
            <text:p>0.16</text:p>
          </table:table-cell>
          <table:table-cell office:value-type="float" office:value="0.164975">
            <text:p>0.164975</text:p>
          </table:table-cell>
          <table:table-cell office:value-type="float" office:value="0.164912">
            <text:p>0.164912</text:p>
          </table:table-cell>
          <table:table-cell office:value-type="float" office:value="0.164945">
            <text:p>0.164945</text:p>
          </table:table-cell>
          <table:table-cell office:value-type="float" office:value="0.164969">
            <text:p>0.164969</text:p>
          </table:table-cell>
          <table:table-cell office:value-type="float" office:value="0.164925">
            <text:p>0.164925</text:p>
          </table:table-cell>
          <table:table-cell office:value-type="float" office:value="0.16491">
            <text:p>0.16491</text:p>
          </table:table-cell>
          <table:table-cell office:value-type="float" office:value="0.164945">
            <text:p>0.164945</text:p>
          </table:table-cell>
          <table:table-cell office:value-type="float" office:value="0.164964">
            <text:p>0.164964</text:p>
          </table:table-cell>
          <table:table-cell office:value-type="float" office:value="0.164934">
            <text:p>0.16493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204978">
            <text:p>0.20</text:p>
          </table:table-cell>
          <table:table-cell office:value-type="float" office:value="0.000046">
            <text:p>0.000046</text:p>
          </table:table-cell>
          <table:table-cell office:value-type="float" office:value="0.204918">
            <text:p>0.204918</text:p>
          </table:table-cell>
          <table:table-cell office:value-type="float" office:value="0.204916">
            <text:p>0.204916</text:p>
          </table:table-cell>
          <table:table-cell office:value-type="float" office:value="0.204944">
            <text:p>0.204944</text:p>
          </table:table-cell>
          <table:table-cell office:value-type="float" office:value="0.204999">
            <text:p>0.204999</text:p>
          </table:table-cell>
          <table:table-cell office:value-type="float" office:value="0.205026">
            <text:p>0.205026</text:p>
          </table:table-cell>
          <table:table-cell office:value-type="float" office:value="0.204949">
            <text:p>0.204949</text:p>
          </table:table-cell>
          <table:table-cell office:value-type="float" office:value="0.204897">
            <text:p>0.204897</text:p>
          </table:table-cell>
          <table:table-cell office:value-type="float" office:value="0.204956">
            <text:p>0.204956</text:p>
          </table:table-cell>
          <table:table-cell office:value-type="float" office:value="0.204987">
            <text:p>0.204987</text:p>
          </table:table-cell>
          <table:table-cell office:value-type="float" office:value="0.204992">
            <text:p>0.204992</text:p>
          </table:table-cell>
          <table:table-cell office:value-type="float" office:value="0.204943">
            <text:p>0.20</text:p>
          </table:table-cell>
          <table:table-cell office:value-type="float" office:value="0.204964">
            <text:p>0.204964</text:p>
          </table:table-cell>
          <table:table-cell office:value-type="float" office:value="0.204991">
            <text:p>0.204991</text:p>
          </table:table-cell>
          <table:table-cell office:value-type="float" office:value="0.204995">
            <text:p>0.204995</text:p>
          </table:table-cell>
          <table:table-cell office:value-type="float" office:value="0.205098">
            <text:p>0.205098</text:p>
          </table:table-cell>
          <table:table-cell office:value-type="float" office:value="0.204957">
            <text:p>0.204957</text:p>
          </table:table-cell>
          <table:table-cell office:value-type="float" office:value="0.205001">
            <text:p>0.205001</text:p>
          </table:table-cell>
          <table:table-cell office:value-type="float" office:value="0.204978">
            <text:p>0.204978</text:p>
          </table:table-cell>
          <table:table-cell office:value-type="float" office:value="0.205031">
            <text:p>0.205031</text:p>
          </table:table-cell>
          <table:table-cell office:value-type="float" office:value="0.205027">
            <text:p>0.2050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198586">
            <text:p>0.20</text:p>
          </table:table-cell>
          <table:table-cell office:value-type="float" office:value="0.000071">
            <text:p>0.000071</text:p>
          </table:table-cell>
          <table:table-cell office:value-type="float" office:value="0.198513">
            <text:p>0.198513</text:p>
          </table:table-cell>
          <table:table-cell office:value-type="float" office:value="0.198619">
            <text:p>0.198619</text:p>
          </table:table-cell>
          <table:table-cell office:value-type="float" office:value="0.198581">
            <text:p>0.198581</text:p>
          </table:table-cell>
          <table:table-cell office:value-type="float" office:value="0.19864">
            <text:p>0.19864</text:p>
          </table:table-cell>
          <table:table-cell office:value-type="float" office:value="0.198605">
            <text:p>0.198605</text:p>
          </table:table-cell>
          <table:table-cell office:value-type="float" office:value="0.198697">
            <text:p>0.198697</text:p>
          </table:table-cell>
          <table:table-cell office:value-type="float" office:value="0.198443">
            <text:p>0.198443</text:p>
          </table:table-cell>
          <table:table-cell office:value-type="float" office:value="0.198564">
            <text:p>0.198564</text:p>
          </table:table-cell>
          <table:table-cell office:value-type="float" office:value="0.198672">
            <text:p>0.198672</text:p>
          </table:table-cell>
          <table:table-cell office:value-type="float" office:value="0.198455">
            <text:p>0.198455</text:p>
          </table:table-cell>
          <table:table-cell office:value-type="float" office:value="0.198585">
            <text:p>0.20</text:p>
          </table:table-cell>
          <table:table-cell office:value-type="float" office:value="0.198648">
            <text:p>0.198648</text:p>
          </table:table-cell>
          <table:table-cell office:value-type="float" office:value="0.198521">
            <text:p>0.198521</text:p>
          </table:table-cell>
          <table:table-cell office:value-type="float" office:value="0.198617">
            <text:p>0.198617</text:p>
          </table:table-cell>
          <table:table-cell office:value-type="float" office:value="0.198666">
            <text:p>0.198666</text:p>
          </table:table-cell>
          <table:table-cell office:value-type="float" office:value="0.198545">
            <text:p>0.198545</text:p>
          </table:table-cell>
          <table:table-cell office:value-type="float" office:value="0.1986">
            <text:p>0.1986</text:p>
          </table:table-cell>
          <table:table-cell office:value-type="float" office:value="0.198555">
            <text:p>0.198555</text:p>
          </table:table-cell>
          <table:table-cell office:value-type="float" office:value="0.198513">
            <text:p>0.198513</text:p>
          </table:table-cell>
          <table:table-cell office:value-type="float" office:value="0.198681">
            <text:p>0.19868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203607">
            <text:p>0.20</text:p>
          </table:table-cell>
          <table:table-cell office:value-type="float" office:value="0.000055">
            <text:p>0.000055</text:p>
          </table:table-cell>
          <table:table-cell office:value-type="float" office:value="0.203624">
            <text:p>0.203624</text:p>
          </table:table-cell>
          <table:table-cell office:value-type="float" office:value="0.203663">
            <text:p>0.203663</text:p>
          </table:table-cell>
          <table:table-cell office:value-type="float" office:value="0.203576">
            <text:p>0.203576</text:p>
          </table:table-cell>
          <table:table-cell office:value-type="float" office:value="0.203596">
            <text:p>0.203596</text:p>
          </table:table-cell>
          <table:table-cell office:value-type="float" office:value="0.203654">
            <text:p>0.203654</text:p>
          </table:table-cell>
          <table:table-cell office:value-type="float" office:value="0.203666">
            <text:p>0.203666</text:p>
          </table:table-cell>
          <table:table-cell office:value-type="float" office:value="0.203558">
            <text:p>0.203558</text:p>
          </table:table-cell>
          <table:table-cell office:value-type="float" office:value="0.203479">
            <text:p>0.203479</text:p>
          </table:table-cell>
          <table:table-cell office:value-type="float" office:value="0.203591">
            <text:p>0.203591</text:p>
          </table:table-cell>
          <table:table-cell office:value-type="float" office:value="0.20366">
            <text:p>0.20366</text:p>
          </table:table-cell>
          <table:table-cell office:value-type="float" office:value="0.203574">
            <text:p>0.20</text:p>
          </table:table-cell>
          <table:table-cell office:value-type="float" office:value="0.203546">
            <text:p>0.203546</text:p>
          </table:table-cell>
          <table:table-cell office:value-type="float" office:value="0.203605">
            <text:p>0.203605</text:p>
          </table:table-cell>
          <table:table-cell office:value-type="float" office:value="0.203644">
            <text:p>0.203644</text:p>
          </table:table-cell>
          <table:table-cell office:value-type="float" office:value="0.203655">
            <text:p>0.203655</text:p>
          </table:table-cell>
          <table:table-cell office:value-type="float" office:value="0.20355">
            <text:p>0.20355</text:p>
          </table:table-cell>
          <table:table-cell office:value-type="float" office:value="0.20356">
            <text:p>0.20356</text:p>
          </table:table-cell>
          <table:table-cell office:value-type="float" office:value="0.203725">
            <text:p>0.203725</text:p>
          </table:table-cell>
          <table:table-cell office:value-type="float" office:value="0.203616">
            <text:p>0.203616</text:p>
          </table:table-cell>
          <table:table-cell office:value-type="float" office:value="0.203606">
            <text:p>0.203606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office:value-type="float" office:value="0.129614">
            <text:p>0.13</text:p>
          </table:table-cell>
          <table:table-cell office:value-type="float" office:value="0.001155">
            <text:p>0.001155</text:p>
          </table:table-cell>
          <table:table-cell office:value-type="float" office:value="0.128189">
            <text:p>0.128189</text:p>
          </table:table-cell>
          <table:table-cell office:value-type="float" office:value="0.128177">
            <text:p>0.128177</text:p>
          </table:table-cell>
          <table:table-cell office:value-type="float" office:value="0.130109">
            <text:p>0.130109</text:p>
          </table:table-cell>
          <table:table-cell office:value-type="float" office:value="0.129588">
            <text:p>0.129588</text:p>
          </table:table-cell>
          <table:table-cell office:value-type="float" office:value="0.130513">
            <text:p>0.130513</text:p>
          </table:table-cell>
          <table:table-cell office:value-type="float" office:value="0.130936">
            <text:p>0.130936</text:p>
          </table:table-cell>
          <table:table-cell office:value-type="float" office:value="0.129656">
            <text:p>0.129656</text:p>
          </table:table-cell>
          <table:table-cell office:value-type="float" office:value="0.129865">
            <text:p>0.129865</text:p>
          </table:table-cell>
          <table:table-cell office:value-type="float" office:value="0.130668">
            <text:p>0.130668</text:p>
          </table:table-cell>
          <table:table-cell office:value-type="float" office:value="0.128611">
            <text:p>0.128611</text:p>
          </table:table-cell>
          <table:table-cell office:value-type="float" office:value="0.131015">
            <text:p>0.13</text:p>
          </table:table-cell>
          <table:table-cell office:value-type="float" office:value="0.129512">
            <text:p>0.129512</text:p>
          </table:table-cell>
          <table:table-cell office:value-type="float" office:value="0.130296">
            <text:p>0.130296</text:p>
          </table:table-cell>
          <table:table-cell office:value-type="float" office:value="0.129468">
            <text:p>0.129468</text:p>
          </table:table-cell>
          <table:table-cell office:value-type="float" office:value="0.129199">
            <text:p>0.129199</text:p>
          </table:table-cell>
          <table:table-cell office:value-type="float" office:value="0.130348">
            <text:p>0.130348</text:p>
          </table:table-cell>
          <table:table-cell office:value-type="float" office:value="0.130745">
            <text:p>0.130745</text:p>
          </table:table-cell>
          <table:table-cell office:value-type="float" office:value="0.130754">
            <text:p>0.130754</text:p>
          </table:table-cell>
          <table:table-cell office:value-type="float" office:value="0.126507">
            <text:p>0.126507</text:p>
          </table:table-cell>
          <table:table-cell office:value-type="float" office:value="0.128127">
            <text:p>0.12812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0.133143">
            <text:p>0.13</text:p>
          </table:table-cell>
          <table:table-cell office:value-type="float" office:value="0.000122">
            <text:p>0.000122</text:p>
          </table:table-cell>
          <table:table-cell office:value-type="float" office:value="0.133261">
            <text:p>0.133261</text:p>
          </table:table-cell>
          <table:table-cell office:value-type="float" office:value="0.133225">
            <text:p>0.133225</text:p>
          </table:table-cell>
          <table:table-cell office:value-type="float" office:value="0.133233">
            <text:p>0.133233</text:p>
          </table:table-cell>
          <table:table-cell office:value-type="float" office:value="0.133021">
            <text:p>0.133021</text:p>
          </table:table-cell>
          <table:table-cell office:value-type="float" office:value="0.132971">
            <text:p>0.132971</text:p>
          </table:table-cell>
          <table:table-cell office:value-type="float" office:value="0.133157">
            <text:p>0.133157</text:p>
          </table:table-cell>
          <table:table-cell office:value-type="float" office:value="0.133146">
            <text:p>0.133146</text:p>
          </table:table-cell>
          <table:table-cell office:value-type="float" office:value="0.133062">
            <text:p>0.133062</text:p>
          </table:table-cell>
          <table:table-cell office:value-type="float" office:value="0.133081">
            <text:p>0.133081</text:p>
          </table:table-cell>
          <table:table-cell office:value-type="float" office:value="0.132931">
            <text:p>0.132931</text:p>
          </table:table-cell>
          <table:table-cell office:value-type="float" office:value="0.133301">
            <text:p>0.13</text:p>
          </table:table-cell>
          <table:table-cell office:value-type="float" office:value="0.133069">
            <text:p>0.133069</text:p>
          </table:table-cell>
          <table:table-cell office:value-type="float" office:value="0.133193">
            <text:p>0.133193</text:p>
          </table:table-cell>
          <table:table-cell office:value-type="float" office:value="0.133195">
            <text:p>0.133195</text:p>
          </table:table-cell>
          <table:table-cell office:value-type="float" office:value="0.133256">
            <text:p>0.133256</text:p>
          </table:table-cell>
          <table:table-cell office:value-type="float" office:value="0.133262">
            <text:p>0.133262</text:p>
          </table:table-cell>
          <table:table-cell office:value-type="float" office:value="0.133397">
            <text:p>0.133397</text:p>
          </table:table-cell>
          <table:table-cell office:value-type="float" office:value="0.132979">
            <text:p>0.132979</text:p>
          </table:table-cell>
          <table:table-cell office:value-type="float" office:value="0.13309">
            <text:p>0.13309</text:p>
          </table:table-cell>
          <table:table-cell office:value-type="float" office:value="0.133039">
            <text:p>0.13303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135235">
            <text:p>0.14</text:p>
          </table:table-cell>
          <table:table-cell office:value-type="float" office:value="0.000279">
            <text:p>0.000279</text:p>
          </table:table-cell>
          <table:table-cell office:value-type="float" office:value="0.13502">
            <text:p>0.13502</text:p>
          </table:table-cell>
          <table:table-cell office:value-type="float" office:value="0.134813">
            <text:p>0.134813</text:p>
          </table:table-cell>
          <table:table-cell office:value-type="float" office:value="0.135082">
            <text:p>0.135082</text:p>
          </table:table-cell>
          <table:table-cell office:value-type="float" office:value="0.135321">
            <text:p>0.135321</text:p>
          </table:table-cell>
          <table:table-cell office:value-type="float" office:value="0.135801">
            <text:p>0.135801</text:p>
          </table:table-cell>
          <table:table-cell office:value-type="float" office:value="0.135107">
            <text:p>0.135107</text:p>
          </table:table-cell>
          <table:table-cell office:value-type="float" office:value="0.135">
            <text:p>0.135</text:p>
          </table:table-cell>
          <table:table-cell office:value-type="float" office:value="0.135024">
            <text:p>0.135024</text:p>
          </table:table-cell>
          <table:table-cell office:value-type="float" office:value="0.135164">
            <text:p>0.135164</text:p>
          </table:table-cell>
          <table:table-cell office:value-type="float" office:value="0.135323">
            <text:p>0.135323</text:p>
          </table:table-cell>
          <table:table-cell office:value-type="float" office:value="0.135412">
            <text:p>0.14</text:p>
          </table:table-cell>
          <table:table-cell office:value-type="float" office:value="0.13512">
            <text:p>0.13512</text:p>
          </table:table-cell>
          <table:table-cell office:value-type="float" office:value="0.13511">
            <text:p>0.13511</text:p>
          </table:table-cell>
          <table:table-cell office:value-type="float" office:value="0.135052">
            <text:p>0.135052</text:p>
          </table:table-cell>
          <table:table-cell office:value-type="float" office:value="0.135886">
            <text:p>0.135886</text:p>
          </table:table-cell>
          <table:table-cell office:value-type="float" office:value="0.135471">
            <text:p>0.135471</text:p>
          </table:table-cell>
          <table:table-cell office:value-type="float" office:value="0.13566">
            <text:p>0.13566</text:p>
          </table:table-cell>
          <table:table-cell office:value-type="float" office:value="0.135257">
            <text:p>0.135257</text:p>
          </table:table-cell>
          <table:table-cell office:value-type="float" office:value="0.135126">
            <text:p>0.135126</text:p>
          </table:table-cell>
          <table:table-cell office:value-type="float" office:value="0.134947">
            <text:p>0.13494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133426">
            <text:p>0.13</text:p>
          </table:table-cell>
          <table:table-cell office:value-type="float" office:value="0.00028">
            <text:p>0.00028</text:p>
          </table:table-cell>
          <table:table-cell office:value-type="float" office:value="0.133203">
            <text:p>0.133203</text:p>
          </table:table-cell>
          <table:table-cell office:value-type="float" office:value="0.132917">
            <text:p>0.132917</text:p>
          </table:table-cell>
          <table:table-cell office:value-type="float" office:value="0.133276">
            <text:p>0.133276</text:p>
          </table:table-cell>
          <table:table-cell office:value-type="float" office:value="0.133445">
            <text:p>0.133445</text:p>
          </table:table-cell>
          <table:table-cell office:value-type="float" office:value="0.133212">
            <text:p>0.133212</text:p>
          </table:table-cell>
          <table:table-cell office:value-type="float" office:value="0.133475">
            <text:p>0.133475</text:p>
          </table:table-cell>
          <table:table-cell office:value-type="float" office:value="0.133089">
            <text:p>0.133089</text:p>
          </table:table-cell>
          <table:table-cell office:value-type="float" office:value="0.133118">
            <text:p>0.133118</text:p>
          </table:table-cell>
          <table:table-cell office:value-type="float" office:value="0.133272">
            <text:p>0.133272</text:p>
          </table:table-cell>
          <table:table-cell office:value-type="float" office:value="0.133157">
            <text:p>0.133157</text:p>
          </table:table-cell>
          <table:table-cell office:value-type="float" office:value="0.133595">
            <text:p>0.13</text:p>
          </table:table-cell>
          <table:table-cell office:value-type="float" office:value="0.133593">
            <text:p>0.133593</text:p>
          </table:table-cell>
          <table:table-cell office:value-type="float" office:value="0.133891">
            <text:p>0.133891</text:p>
          </table:table-cell>
          <table:table-cell office:value-type="float" office:value="0.133786">
            <text:p>0.133786</text:p>
          </table:table-cell>
          <table:table-cell office:value-type="float" office:value="0.134005">
            <text:p>0.134005</text:p>
          </table:table-cell>
          <table:table-cell office:value-type="float" office:value="0.133429">
            <text:p>0.133429</text:p>
          </table:table-cell>
          <table:table-cell office:value-type="float" office:value="0.133584">
            <text:p>0.133584</text:p>
          </table:table-cell>
          <table:table-cell office:value-type="float" office:value="0.133688">
            <text:p>0.133688</text:p>
          </table:table-cell>
          <table:table-cell office:value-type="float" office:value="0.133538">
            <text:p>0.133538</text:p>
          </table:table-cell>
          <table:table-cell office:value-type="float" office:value="0.13324">
            <text:p>0.1332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133793">
            <text:p>0.13</text:p>
          </table:table-cell>
          <table:table-cell office:value-type="float" office:value="0.000112">
            <text:p>0.000112</text:p>
          </table:table-cell>
          <table:table-cell office:value-type="float" office:value="0.133732">
            <text:p>0.133732</text:p>
          </table:table-cell>
          <table:table-cell office:value-type="float" office:value="0.133672">
            <text:p>0.133672</text:p>
          </table:table-cell>
          <table:table-cell office:value-type="float" office:value="0.134017">
            <text:p>0.134017</text:p>
          </table:table-cell>
          <table:table-cell office:value-type="float" office:value="0.133601">
            <text:p>0.133601</text:p>
          </table:table-cell>
          <table:table-cell office:value-type="float" office:value="0.133798">
            <text:p>0.133798</text:p>
          </table:table-cell>
          <table:table-cell office:value-type="float" office:value="0.133889">
            <text:p>0.133889</text:p>
          </table:table-cell>
          <table:table-cell table:number-columns-repeated="2" office:value-type="float" office:value="0.133933">
            <text:p>0.133933</text:p>
          </table:table-cell>
          <table:table-cell office:value-type="float" office:value="0.133829">
            <text:p>0.133829</text:p>
          </table:table-cell>
          <table:table-cell office:value-type="float" office:value="0.133712">
            <text:p>0.133712</text:p>
          </table:table-cell>
          <table:table-cell office:value-type="float" office:value="0.133721">
            <text:p>0.13</text:p>
          </table:table-cell>
          <table:table-cell office:value-type="float" office:value="0.133712">
            <text:p>0.133712</text:p>
          </table:table-cell>
          <table:table-cell office:value-type="float" office:value="0.133663">
            <text:p>0.133663</text:p>
          </table:table-cell>
          <table:table-cell office:value-type="float" office:value="0.133794">
            <text:p>0.133794</text:p>
          </table:table-cell>
          <table:table-cell office:value-type="float" office:value="0.133769">
            <text:p>0.133769</text:p>
          </table:table-cell>
          <table:table-cell office:value-type="float" office:value="0.133636">
            <text:p>0.133636</text:p>
          </table:table-cell>
          <table:table-cell office:value-type="float" office:value="0.133809">
            <text:p>0.133809</text:p>
          </table:table-cell>
          <table:table-cell office:value-type="float" office:value="0.133839">
            <text:p>0.133839</text:p>
          </table:table-cell>
          <table:table-cell office:value-type="float" office:value="0.13397">
            <text:p>0.13397</text:p>
          </table:table-cell>
          <table:table-cell office:value-type="float" office:value="0.133826">
            <text:p>0.133826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office:value-type="float" office:value="8.671698">
            <text:p>8.67</text:p>
          </table:table-cell>
          <table:table-cell office:value-type="float" office:value="0.823179">
            <text:p>0.823179</text:p>
          </table:table-cell>
          <table:table-cell office:value-type="float" office:value="9.34483">
            <text:p>9.34483</text:p>
          </table:table-cell>
          <table:table-cell office:value-type="float" office:value="9.204293">
            <text:p>9.204293</text:p>
          </table:table-cell>
          <table:table-cell office:value-type="float" office:value="7.88258">
            <text:p>7.88258</text:p>
          </table:table-cell>
          <table:table-cell office:value-type="float" office:value="8.933629">
            <text:p>8.933629</text:p>
          </table:table-cell>
          <table:table-cell office:value-type="float" office:value="9.448969">
            <text:p>9.448969</text:p>
          </table:table-cell>
          <table:table-cell office:value-type="float" office:value="9.033474">
            <text:p>9.033474</text:p>
          </table:table-cell>
          <table:table-cell office:value-type="float" office:value="7.576027">
            <text:p>7.576027</text:p>
          </table:table-cell>
          <table:table-cell office:value-type="float" office:value="10.455102">
            <text:p>10.455102</text:p>
          </table:table-cell>
          <table:table-cell office:value-type="float" office:value="9.031874">
            <text:p>9.031874</text:p>
          </table:table-cell>
          <table:table-cell office:value-type="float" office:value="8.509782">
            <text:p>8.509782</text:p>
          </table:table-cell>
          <table:table-cell office:value-type="float" office:value="9.662282">
            <text:p>9.66</text:p>
          </table:table-cell>
          <table:table-cell office:value-type="float" office:value="8.104413">
            <text:p>8.104413</text:p>
          </table:table-cell>
          <table:table-cell office:value-type="float" office:value="8.033216">
            <text:p>8.033216</text:p>
          </table:table-cell>
          <table:table-cell office:value-type="float" office:value="8.487336">
            <text:p>8.487336</text:p>
          </table:table-cell>
          <table:table-cell office:value-type="float" office:value="9.437275">
            <text:p>9.437275</text:p>
          </table:table-cell>
          <table:table-cell office:value-type="float" office:value="6.878408">
            <text:p>6.878408</text:p>
          </table:table-cell>
          <table:table-cell office:value-type="float" office:value="8.722918">
            <text:p>8.722918</text:p>
          </table:table-cell>
          <table:table-cell office:value-type="float" office:value="7.986205">
            <text:p>7.986205</text:p>
          </table:table-cell>
          <table:table-cell office:value-type="float" office:value="8.910611">
            <text:p>8.910611</text:p>
          </table:table-cell>
          <table:table-cell office:value-type="float" office:value="7.790743">
            <text:p>7.79074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8.391198">
            <text:p>8.39</text:p>
          </table:table-cell>
          <table:table-cell office:value-type="float" office:value="0.642605">
            <text:p>0.642605</text:p>
          </table:table-cell>
          <table:table-cell office:value-type="float" office:value="8.364057">
            <text:p>8.364057</text:p>
          </table:table-cell>
          <table:table-cell office:value-type="float" office:value="7.510766">
            <text:p>7.510766</text:p>
          </table:table-cell>
          <table:table-cell office:value-type="float" office:value="8.919972">
            <text:p>8.919972</text:p>
          </table:table-cell>
          <table:table-cell office:value-type="float" office:value="8.250007">
            <text:p>8.250007</text:p>
          </table:table-cell>
          <table:table-cell office:value-type="float" office:value="8.10434">
            <text:p>8.10434</text:p>
          </table:table-cell>
          <table:table-cell office:value-type="float" office:value="7.870735">
            <text:p>7.870735</text:p>
          </table:table-cell>
          <table:table-cell office:value-type="float" office:value="7.95609">
            <text:p>7.95609</text:p>
          </table:table-cell>
          <table:table-cell office:value-type="float" office:value="10.08374">
            <text:p>10.08374</text:p>
          </table:table-cell>
          <table:table-cell office:value-type="float" office:value="8.207909">
            <text:p>8.207909</text:p>
          </table:table-cell>
          <table:table-cell office:value-type="float" office:value="8.630111">
            <text:p>8.630111</text:p>
          </table:table-cell>
          <table:table-cell office:value-type="float" office:value="8.309037">
            <text:p>8.31</text:p>
          </table:table-cell>
          <table:table-cell office:value-type="float" office:value="9.338246">
            <text:p>9.338246</text:p>
          </table:table-cell>
          <table:table-cell office:value-type="float" office:value="7.842112">
            <text:p>7.842112</text:p>
          </table:table-cell>
          <table:table-cell office:value-type="float" office:value="7.449263">
            <text:p>7.449263</text:p>
          </table:table-cell>
          <table:table-cell office:value-type="float" office:value="7.879157">
            <text:p>7.879157</text:p>
          </table:table-cell>
          <table:table-cell office:value-type="float" office:value="8.430816">
            <text:p>8.430816</text:p>
          </table:table-cell>
          <table:table-cell office:value-type="float" office:value="8.636004">
            <text:p>8.636004</text:p>
          </table:table-cell>
          <table:table-cell office:value-type="float" office:value="7.870465">
            <text:p>7.870465</text:p>
          </table:table-cell>
          <table:table-cell office:value-type="float" office:value="9.215942">
            <text:p>9.215942</text:p>
          </table:table-cell>
          <table:table-cell office:value-type="float" office:value="8.955197">
            <text:p>8.955197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9.144041">
            <text:p>9.14</text:p>
          </table:table-cell>
          <table:table-cell office:value-type="float" office:value="0.581763">
            <text:p>0.581763</text:p>
          </table:table-cell>
          <table:table-cell office:value-type="float" office:value="8.713552">
            <text:p>8.713552</text:p>
          </table:table-cell>
          <table:table-cell office:value-type="float" office:value="8.997138">
            <text:p>8.997138</text:p>
          </table:table-cell>
          <table:table-cell office:value-type="float" office:value="9.449621">
            <text:p>9.449621</text:p>
          </table:table-cell>
          <table:table-cell office:value-type="float" office:value="8.998501">
            <text:p>8.998501</text:p>
          </table:table-cell>
          <table:table-cell office:value-type="float" office:value="7.976141">
            <text:p>7.976141</text:p>
          </table:table-cell>
          <table:table-cell office:value-type="float" office:value="8.988072">
            <text:p>8.988072</text:p>
          </table:table-cell>
          <table:table-cell office:value-type="float" office:value="8.817224">
            <text:p>8.817224</text:p>
          </table:table-cell>
          <table:table-cell office:value-type="float" office:value="9.795484">
            <text:p>9.795484</text:p>
          </table:table-cell>
          <table:table-cell office:value-type="float" office:value="9.505441">
            <text:p>9.505441</text:p>
          </table:table-cell>
          <table:table-cell office:value-type="float" office:value="8.695389">
            <text:p>8.695389</text:p>
          </table:table-cell>
          <table:table-cell office:value-type="float" office:value="10.343425">
            <text:p>10.34</text:p>
          </table:table-cell>
          <table:table-cell office:value-type="float" office:value="9.277936">
            <text:p>9.277936</text:p>
          </table:table-cell>
          <table:table-cell office:value-type="float" office:value="9.635988">
            <text:p>9.635988</text:p>
          </table:table-cell>
          <table:table-cell office:value-type="float" office:value="9.569303">
            <text:p>9.569303</text:p>
          </table:table-cell>
          <table:table-cell office:value-type="float" office:value="9.477618">
            <text:p>9.477618</text:p>
          </table:table-cell>
          <table:table-cell office:value-type="float" office:value="8.083661">
            <text:p>8.083661</text:p>
          </table:table-cell>
          <table:table-cell office:value-type="float" office:value="8.770427">
            <text:p>8.770427</text:p>
          </table:table-cell>
          <table:table-cell office:value-type="float" office:value="10.03267">
            <text:p>10.03267</text:p>
          </table:table-cell>
          <table:table-cell office:value-type="float" office:value="8.810175">
            <text:p>8.810175</text:p>
          </table:table-cell>
          <table:table-cell office:value-type="float" office:value="8.943054">
            <text:p>8.94305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9.231979">
            <text:p>9.23</text:p>
          </table:table-cell>
          <table:table-cell office:value-type="float" office:value="0.534316">
            <text:p>0.534316</text:p>
          </table:table-cell>
          <table:table-cell office:value-type="float" office:value="9.149314">
            <text:p>9.149314</text:p>
          </table:table-cell>
          <table:table-cell office:value-type="float" office:value="9.04262">
            <text:p>9.04262</text:p>
          </table:table-cell>
          <table:table-cell office:value-type="float" office:value="10.043913">
            <text:p>10.043913</text:p>
          </table:table-cell>
          <table:table-cell office:value-type="float" office:value="8.641347">
            <text:p>8.641347</text:p>
          </table:table-cell>
          <table:table-cell office:value-type="float" office:value="9.81754">
            <text:p>9.81754</text:p>
          </table:table-cell>
          <table:table-cell office:value-type="float" office:value="9.128488">
            <text:p>9.128488</text:p>
          </table:table-cell>
          <table:table-cell office:value-type="float" office:value="8.750547">
            <text:p>8.750547</text:p>
          </table:table-cell>
          <table:table-cell office:value-type="float" office:value="9.32917">
            <text:p>9.32917</text:p>
          </table:table-cell>
          <table:table-cell office:value-type="float" office:value="8.883619">
            <text:p>8.883619</text:p>
          </table:table-cell>
          <table:table-cell office:value-type="float" office:value="8.640295">
            <text:p>8.640295</text:p>
          </table:table-cell>
          <table:table-cell office:value-type="float" office:value="10.115064">
            <text:p>10.12</text:p>
          </table:table-cell>
          <table:table-cell office:value-type="float" office:value="8.051434">
            <text:p>8.051434</text:p>
          </table:table-cell>
          <table:table-cell office:value-type="float" office:value="10.019209">
            <text:p>10.019209</text:p>
          </table:table-cell>
          <table:table-cell office:value-type="float" office:value="9.741541">
            <text:p>9.741541</text:p>
          </table:table-cell>
          <table:table-cell office:value-type="float" office:value="9.270061">
            <text:p>9.270061</text:p>
          </table:table-cell>
          <table:table-cell office:value-type="float" office:value="8.741083">
            <text:p>8.741083</text:p>
          </table:table-cell>
          <table:table-cell office:value-type="float" office:value="9.042484">
            <text:p>9.042484</text:p>
          </table:table-cell>
          <table:table-cell office:value-type="float" office:value="9.706461">
            <text:p>9.706461</text:p>
          </table:table-cell>
          <table:table-cell office:value-type="float" office:value="9.131199">
            <text:p>9.131199</text:p>
          </table:table-cell>
          <table:table-cell office:value-type="float" office:value="9.394188">
            <text:p>9.39418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8.932079">
            <text:p>8.93</text:p>
          </table:table-cell>
          <table:table-cell office:value-type="float" office:value="0.53424">
            <text:p>0.53424</text:p>
          </table:table-cell>
          <table:table-cell office:value-type="float" office:value="8.859179">
            <text:p>8.859179</text:p>
          </table:table-cell>
          <table:table-cell office:value-type="float" office:value="8.683988">
            <text:p>8.683988</text:p>
          </table:table-cell>
          <table:table-cell office:value-type="float" office:value="8.765632">
            <text:p>8.765632</text:p>
          </table:table-cell>
          <table:table-cell office:value-type="float" office:value="9.068543">
            <text:p>9.068543</text:p>
          </table:table-cell>
          <table:table-cell office:value-type="float" office:value="8.787822">
            <text:p>8.787822</text:p>
          </table:table-cell>
          <table:table-cell office:value-type="float" office:value="9.753717">
            <text:p>9.753717</text:p>
          </table:table-cell>
          <table:table-cell office:value-type="float" office:value="9.046493">
            <text:p>9.046493</text:p>
          </table:table-cell>
          <table:table-cell office:value-type="float" office:value="9.029355">
            <text:p>9.029355</text:p>
          </table:table-cell>
          <table:table-cell office:value-type="float" office:value="9.249438">
            <text:p>9.249438</text:p>
          </table:table-cell>
          <table:table-cell office:value-type="float" office:value="8.825826">
            <text:p>8.825826</text:p>
          </table:table-cell>
          <table:table-cell office:value-type="float" office:value="9.337074">
            <text:p>9.34</text:p>
          </table:table-cell>
          <table:table-cell office:value-type="float" office:value="8.25231">
            <text:p>8.25231</text:p>
          </table:table-cell>
          <table:table-cell office:value-type="float" office:value="9.279075">
            <text:p>9.279075</text:p>
          </table:table-cell>
          <table:table-cell office:value-type="float" office:value="8.726128">
            <text:p>8.726128</text:p>
          </table:table-cell>
          <table:table-cell office:value-type="float" office:value="7.881545">
            <text:p>7.881545</text:p>
          </table:table-cell>
          <table:table-cell office:value-type="float" office:value="8.868104">
            <text:p>8.868104</text:p>
          </table:table-cell>
          <table:table-cell office:value-type="float" office:value="9.233003">
            <text:p>9.233003</text:p>
          </table:table-cell>
          <table:table-cell office:value-type="float" office:value="10.198802">
            <text:p>10.198802</text:p>
          </table:table-cell>
          <table:table-cell office:value-type="float" office:value="8.946334">
            <text:p>8.946334</text:p>
          </table:table-cell>
          <table:table-cell office:value-type="float" office:value="7.849211">
            <text:p>7.849211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office:value-type="float" office:value="13.312603">
            <text:p>13.31</text:p>
          </table:table-cell>
          <table:table-cell office:value-type="float" office:value="0.057262">
            <text:p>0.057262</text:p>
          </table:table-cell>
          <table:table-cell office:value-type="float" office:value="13.268443">
            <text:p>13.268443</text:p>
          </table:table-cell>
          <table:table-cell office:value-type="float" office:value="13.305837">
            <text:p>13.305837</text:p>
          </table:table-cell>
          <table:table-cell office:value-type="float" office:value="13.269969">
            <text:p>13.269969</text:p>
          </table:table-cell>
          <table:table-cell office:value-type="float" office:value="13.267697">
            <text:p>13.267697</text:p>
          </table:table-cell>
          <table:table-cell office:value-type="float" office:value="13.263981">
            <text:p>13.263981</text:p>
          </table:table-cell>
          <table:table-cell office:value-type="float" office:value="13.255776">
            <text:p>13.255776</text:p>
          </table:table-cell>
          <table:table-cell office:value-type="float" office:value="13.258721">
            <text:p>13.258721</text:p>
          </table:table-cell>
          <table:table-cell office:value-type="float" office:value="13.341684">
            <text:p>13.341684</text:p>
          </table:table-cell>
          <table:table-cell office:value-type="float" office:value="13.411905">
            <text:p>13.411905</text:p>
          </table:table-cell>
          <table:table-cell office:value-type="float" office:value="13.36649">
            <text:p>13.36649</text:p>
          </table:table-cell>
          <table:table-cell office:value-type="float" office:value="13.304637">
            <text:p>13.30</text:p>
          </table:table-cell>
          <table:table-cell office:value-type="float" office:value="13.370461">
            <text:p>13.370461</text:p>
          </table:table-cell>
          <table:table-cell office:value-type="float" office:value="13.288845">
            <text:p>13.288845</text:p>
          </table:table-cell>
          <table:table-cell office:value-type="float" office:value="13.249733">
            <text:p>13.249733</text:p>
          </table:table-cell>
          <table:table-cell office:value-type="float" office:value="13.463296">
            <text:p>13.463296</text:p>
          </table:table-cell>
          <table:table-cell office:value-type="float" office:value="13.345173">
            <text:p>13.345173</text:p>
          </table:table-cell>
          <table:table-cell office:value-type="float" office:value="13.330947">
            <text:p>13.330947</text:p>
          </table:table-cell>
          <table:table-cell office:value-type="float" office:value="13.343437">
            <text:p>13.343437</text:p>
          </table:table-cell>
          <table:table-cell office:value-type="float" office:value="13.299376">
            <text:p>13.299376</text:p>
          </table:table-cell>
          <table:table-cell office:value-type="float" office:value="13.245655">
            <text:p>13.24565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4.066059">
            <text:p>4.07</text:p>
          </table:table-cell>
          <table:table-cell office:value-type="float" office:value="0.011744">
            <text:p>0.011744</text:p>
          </table:table-cell>
          <table:table-cell office:value-type="float" office:value="4.061644">
            <text:p>4.061644</text:p>
          </table:table-cell>
          <table:table-cell office:value-type="float" office:value="4.070828">
            <text:p>4.070828</text:p>
          </table:table-cell>
          <table:table-cell office:value-type="float" office:value="4.0667">
            <text:p>4.0667</text:p>
          </table:table-cell>
          <table:table-cell office:value-type="float" office:value="4.066572">
            <text:p>4.066572</text:p>
          </table:table-cell>
          <table:table-cell office:value-type="float" office:value="4.044365">
            <text:p>4.044365</text:p>
          </table:table-cell>
          <table:table-cell office:value-type="float" office:value="4.06691">
            <text:p>4.06691</text:p>
          </table:table-cell>
          <table:table-cell office:value-type="float" office:value="4.061413">
            <text:p>4.061413</text:p>
          </table:table-cell>
          <table:table-cell office:value-type="float" office:value="4.090098">
            <text:p>4.090098</text:p>
          </table:table-cell>
          <table:table-cell office:value-type="float" office:value="4.071189">
            <text:p>4.071189</text:p>
          </table:table-cell>
          <table:table-cell office:value-type="float" office:value="4.07507">
            <text:p>4.07507</text:p>
          </table:table-cell>
          <table:table-cell office:value-type="float" office:value="4.051703">
            <text:p>4.05</text:p>
          </table:table-cell>
          <table:table-cell office:value-type="float" office:value="4.073128">
            <text:p>4.073128</text:p>
          </table:table-cell>
          <table:table-cell office:value-type="float" office:value="4.062793">
            <text:p>4.062793</text:p>
          </table:table-cell>
          <table:table-cell office:value-type="float" office:value="4.077043">
            <text:p>4.077043</text:p>
          </table:table-cell>
          <table:table-cell office:value-type="float" office:value="4.058496">
            <text:p>4.058496</text:p>
          </table:table-cell>
          <table:table-cell office:value-type="float" office:value="4.067804">
            <text:p>4.067804</text:p>
          </table:table-cell>
          <table:table-cell office:value-type="float" office:value="4.043548">
            <text:p>4.043548</text:p>
          </table:table-cell>
          <table:table-cell office:value-type="float" office:value="4.088903">
            <text:p>4.088903</text:p>
          </table:table-cell>
          <table:table-cell office:value-type="float" office:value="4.064598">
            <text:p>4.064598</text:p>
          </table:table-cell>
          <table:table-cell office:value-type="float" office:value="4.058378">
            <text:p>4.05837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4.721621">
            <text:p>4.72</text:p>
          </table:table-cell>
          <table:table-cell office:value-type="float" office:value="0.027306">
            <text:p>0.027306</text:p>
          </table:table-cell>
          <table:table-cell office:value-type="float" office:value="4.739921">
            <text:p>4.739921</text:p>
          </table:table-cell>
          <table:table-cell office:value-type="float" office:value="4.702011">
            <text:p>4.702011</text:p>
          </table:table-cell>
          <table:table-cell office:value-type="float" office:value="4.7224">
            <text:p>4.7224</text:p>
          </table:table-cell>
          <table:table-cell office:value-type="float" office:value="4.749768">
            <text:p>4.749768</text:p>
          </table:table-cell>
          <table:table-cell office:value-type="float" office:value="4.732355">
            <text:p>4.732355</text:p>
          </table:table-cell>
          <table:table-cell office:value-type="float" office:value="4.705208">
            <text:p>4.705208</text:p>
          </table:table-cell>
          <table:table-cell office:value-type="float" office:value="4.737256">
            <text:p>4.737256</text:p>
          </table:table-cell>
          <table:table-cell office:value-type="float" office:value="4.678669">
            <text:p>4.678669</text:p>
          </table:table-cell>
          <table:table-cell office:value-type="float" office:value="4.667599">
            <text:p>4.667599</text:p>
          </table:table-cell>
          <table:table-cell office:value-type="float" office:value="4.713732">
            <text:p>4.713732</text:p>
          </table:table-cell>
          <table:table-cell office:value-type="float" office:value="4.728045">
            <text:p>4.73</text:p>
          </table:table-cell>
          <table:table-cell office:value-type="float" office:value="4.745626">
            <text:p>4.745626</text:p>
          </table:table-cell>
          <table:table-cell office:value-type="float" office:value="4.702903">
            <text:p>4.702903</text:p>
          </table:table-cell>
          <table:table-cell office:value-type="float" office:value="4.740627">
            <text:p>4.740627</text:p>
          </table:table-cell>
          <table:table-cell office:value-type="float" office:value="4.708205">
            <text:p>4.708205</text:p>
          </table:table-cell>
          <table:table-cell office:value-type="float" office:value="4.710068">
            <text:p>4.710068</text:p>
          </table:table-cell>
          <table:table-cell office:value-type="float" office:value="4.707527">
            <text:p>4.707527</text:p>
          </table:table-cell>
          <table:table-cell office:value-type="float" office:value="4.766767">
            <text:p>4.766767</text:p>
          </table:table-cell>
          <table:table-cell office:value-type="float" office:value="4.694427">
            <text:p>4.694427</text:p>
          </table:table-cell>
          <table:table-cell office:value-type="float" office:value="4.779299">
            <text:p>4.77929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4.361559">
            <text:p>4.36</text:p>
          </table:table-cell>
          <table:table-cell office:value-type="float" office:value="0.018626">
            <text:p>0.018626</text:p>
          </table:table-cell>
          <table:table-cell office:value-type="float" office:value="4.39121">
            <text:p>4.39121</text:p>
          </table:table-cell>
          <table:table-cell office:value-type="float" office:value="4.34778">
            <text:p>4.34778</text:p>
          </table:table-cell>
          <table:table-cell office:value-type="float" office:value="4.355567">
            <text:p>4.355567</text:p>
          </table:table-cell>
          <table:table-cell office:value-type="float" office:value="4.372975">
            <text:p>4.372975</text:p>
          </table:table-cell>
          <table:table-cell office:value-type="float" office:value="4.378449">
            <text:p>4.378449</text:p>
          </table:table-cell>
          <table:table-cell office:value-type="float" office:value="4.348067">
            <text:p>4.348067</text:p>
          </table:table-cell>
          <table:table-cell office:value-type="float" office:value="4.360294">
            <text:p>4.360294</text:p>
          </table:table-cell>
          <table:table-cell office:value-type="float" office:value="4.392687">
            <text:p>4.392687</text:p>
          </table:table-cell>
          <table:table-cell office:value-type="float" office:value="4.349089">
            <text:p>4.349089</text:p>
          </table:table-cell>
          <table:table-cell office:value-type="float" office:value="4.342772">
            <text:p>4.342772</text:p>
          </table:table-cell>
          <table:table-cell office:value-type="float" office:value="4.347691">
            <text:p>4.35</text:p>
          </table:table-cell>
          <table:table-cell office:value-type="float" office:value="4.334028">
            <text:p>4.334028</text:p>
          </table:table-cell>
          <table:table-cell office:value-type="float" office:value="4.341719">
            <text:p>4.341719</text:p>
          </table:table-cell>
          <table:table-cell office:value-type="float" office:value="4.380999">
            <text:p>4.380999</text:p>
          </table:table-cell>
          <table:table-cell office:value-type="float" office:value="4.341163">
            <text:p>4.341163</text:p>
          </table:table-cell>
          <table:table-cell office:value-type="float" office:value="4.35981">
            <text:p>4.35981</text:p>
          </table:table-cell>
          <table:table-cell office:value-type="float" office:value="4.362359">
            <text:p>4.362359</text:p>
          </table:table-cell>
          <table:table-cell office:value-type="float" office:value="4.358885">
            <text:p>4.358885</text:p>
          </table:table-cell>
          <table:table-cell office:value-type="float" office:value="4.401581">
            <text:p>4.401581</text:p>
          </table:table-cell>
          <table:table-cell office:value-type="float" office:value="4.364058">
            <text:p>4.36405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8.807467">
            <text:p>8.81</text:p>
          </table:table-cell>
          <table:table-cell office:value-type="float" office:value="0.170217">
            <text:p>0.170217</text:p>
          </table:table-cell>
          <table:table-cell office:value-type="float" office:value="8.870127">
            <text:p>8.870127</text:p>
          </table:table-cell>
          <table:table-cell office:value-type="float" office:value="8.63883">
            <text:p>8.63883</text:p>
          </table:table-cell>
          <table:table-cell office:value-type="float" office:value="8.63031">
            <text:p>8.63031</text:p>
          </table:table-cell>
          <table:table-cell office:value-type="float" office:value="8.747964">
            <text:p>8.747964</text:p>
          </table:table-cell>
          <table:table-cell office:value-type="float" office:value="8.880163">
            <text:p>8.880163</text:p>
          </table:table-cell>
          <table:table-cell office:value-type="float" office:value="8.930277">
            <text:p>8.930277</text:p>
          </table:table-cell>
          <table:table-cell office:value-type="float" office:value="9.209111">
            <text:p>9.209111</text:p>
          </table:table-cell>
          <table:table-cell office:value-type="float" office:value="8.646653">
            <text:p>8.646653</text:p>
          </table:table-cell>
          <table:table-cell office:value-type="float" office:value="8.830165">
            <text:p>8.830165</text:p>
          </table:table-cell>
          <table:table-cell office:value-type="float" office:value="8.977077">
            <text:p>8.977077</text:p>
          </table:table-cell>
          <table:table-cell office:value-type="float" office:value="8.547674">
            <text:p>8.55</text:p>
          </table:table-cell>
          <table:table-cell office:value-type="float" office:value="8.805397">
            <text:p>8.805397</text:p>
          </table:table-cell>
          <table:table-cell office:value-type="float" office:value="8.730291">
            <text:p>8.730291</text:p>
          </table:table-cell>
          <table:table-cell office:value-type="float" office:value="8.791452">
            <text:p>8.791452</text:p>
          </table:table-cell>
          <table:table-cell office:value-type="float" office:value="8.799161">
            <text:p>8.799161</text:p>
          </table:table-cell>
          <table:table-cell office:value-type="float" office:value="8.892822">
            <text:p>8.892822</text:p>
          </table:table-cell>
          <table:table-cell office:value-type="float" office:value="8.909351">
            <text:p>8.909351</text:p>
          </table:table-cell>
          <table:table-cell office:value-type="float" office:value="8.958832">
            <text:p>8.958832</text:p>
          </table:table-cell>
          <table:table-cell office:value-type="float" office:value="8.928717">
            <text:p>8.928717</text:p>
          </table:table-cell>
          <table:table-cell office:value-type="float" office:value="8.424972">
            <text:p>8.424972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style-name="Default"/>
          <table:covered-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2</text:p>
          </table:table-cell>
          <table:table-cell table:formula="of:=([.C2]/[.C3])" office:value-type="float" office:value="0.844548668830312">
            <text:p>0.84</text:p>
          </table:table-cell>
          <table:table-cell table:style-name="ce5" table:formula="of:=([.C9]/[.C10])" office:value-type="float" office:value="1.01029440294888">
            <text:p>1.01</text:p>
          </table:table-cell>
          <table:table-cell table:style-name="ce5" table:formula="of:=([.C16]/[.C17])" office:value-type="float" office:value="0.973494663632335">
            <text:p>0.97</text:p>
          </table:table-cell>
          <table:table-cell table:style-name="ce5" table:formula="of:=([.C23]/[.C24])" office:value-type="float" office:value="1.03342788479071">
            <text:p>1.03</text:p>
          </table:table-cell>
          <table:table-cell table:style-name="ce5" table:formula="of:=([.C30]/[.C31])" office:value-type="float" office:value="3.27408013508904">
            <text:p>3.27</text:p>
          </table:table-cell>
          <table:table-cell/>
          <table:table-cell office:value-type="string">
            <text:p>vec2</text:p>
          </table:table-cell>
          <table:table-cell office:value-type="float" office:value="0.84">
            <text:p>0.84</text:p>
          </table:table-cell>
          <table:table-cell office:value-type="float" office:value="1.01">
            <text:p>1.01</text:p>
          </table:table-cell>
          <table:table-cell office:value-type="float" office:value="0.97">
            <text:p>0.97</text:p>
          </table:table-cell>
          <table:table-cell office:value-type="float" office:value="1.03">
            <text:p>1.03</text:p>
          </table:table-cell>
          <table:table-cell office:value-type="float" office:value="3.27">
            <text:p>3.27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4</text:p>
          </table:table-cell>
          <table:table-cell table:formula="of:=([.C2]/[.C4])" office:value-type="float" office:value="0.857399825078119">
            <text:p>0.86</text:p>
          </table:table-cell>
          <table:table-cell table:style-name="ce5" table:formula="of:=([.C9]/[.C11])" office:value-type="float" office:value="0.812975050981081">
            <text:p>0.81</text:p>
          </table:table-cell>
          <table:table-cell table:style-name="ce5" table:formula="of:=([.C16]/[.C18])" office:value-type="float" office:value="0.958435316301253">
            <text:p>0.96</text:p>
          </table:table-cell>
          <table:table-cell table:style-name="ce5" table:formula="of:=([.C23]/[.C25])" office:value-type="float" office:value="0.948344172997474">
            <text:p>0.95</text:p>
          </table:table-cell>
          <table:table-cell table:style-name="ce5" table:formula="of:=([.C30]/[.C32])" office:value-type="float" office:value="2.81949843072962">
            <text:p>2.82</text:p>
          </table:table-cell>
          <table:table-cell/>
          <table:table-cell office:value-type="string">
            <text:p>vec4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2.82">
            <text:p>2.82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8</text:p>
          </table:table-cell>
          <table:table-cell table:formula="of:=([.C2]/[.C5])" office:value-type="float" office:value="1.00677684078749">
            <text:p>1.01</text:p>
          </table:table-cell>
          <table:table-cell table:style-name="ce5" table:formula="of:=([.C9]/[.C12])" office:value-type="float" office:value="0.839142739165903">
            <text:p>0.84</text:p>
          </table:table-cell>
          <table:table-cell table:style-name="ce5" table:formula="of:=([.C16]/[.C19])" office:value-type="float" office:value="0.971429856249906">
            <text:p>0.97</text:p>
          </table:table-cell>
          <table:table-cell table:style-name="ce5" table:formula="of:=([.C23]/[.C26])" office:value-type="float" office:value="0.939310845486109">
            <text:p>0.94</text:p>
          </table:table-cell>
          <table:table-cell table:style-name="ce5" table:formula="of:=([.C30]/[.C33])" office:value-type="float" office:value="3.05225791970257">
            <text:p>3.05</text:p>
          </table:table-cell>
          <table:table-cell/>
          <table:table-cell office:value-type="string">
            <text:p>vec8</text:p>
          </table:table-cell>
          <table:table-cell office:value-type="float" office:value="1.01">
            <text:p>1.01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3.05">
            <text:p>3.05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16</text:p>
          </table:table-cell>
          <table:table-cell table:formula="of:=([.C2]/[.C6])" office:value-type="float" office:value="0.873591154792496">
            <text:p>0.87</text:p>
          </table:table-cell>
          <table:table-cell table:style-name="ce5" table:formula="of:=([.C9]/[.C13])" office:value-type="float" office:value="0.818449267461335">
            <text:p>0.82</text:p>
          </table:table-cell>
          <table:table-cell table:style-name="ce5" table:formula="of:=([.C16]/[.C20])" office:value-type="float" office:value="0.968765182034935">
            <text:p>0.97</text:p>
          </table:table-cell>
          <table:table-cell table:style-name="ce5" table:formula="of:=([.C23]/[.C27])" office:value-type="float" office:value="0.970848779998475">
            <text:p>0.97</text:p>
          </table:table-cell>
          <table:table-cell table:style-name="ce5" table:formula="of:=([.C30]/[.C34])" office:value-type="float" office:value="1.51151324211604">
            <text:p>1.51</text:p>
          </table:table-cell>
          <table:table-cell/>
          <table:table-cell office:value-type="string">
            <text:p>vec16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1.51">
            <text:p>1.51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5" table:number-columns-repeated="4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C1060</text:p>
          </table:table-cell>
          <table:table-cell table:style-name="Default"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0.87">
            <text:p>0.87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K20</text:p>
          </table:table-cell>
          <table:table-cell table:style-name="Default" office:value-type="float" office:value="1.01">
            <text:p>1.0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HD7970</text:p>
          </table:table-cell>
          <table:table-cell table:style-name="Default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E5-2620</text:p>
          </table:table-cell>
          <table:table-cell table:style-name="Default" office:value-type="float" office:value="1.03">
            <text:p>1.0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Phi-5110P</text:p>
          </table:table-cell>
          <table:table-cell table:style-name="Default" office:value-type="float" office:value="3.27">
            <text:p>3.27</text:p>
          </table:table-cell>
          <table:table-cell office:value-type="float" office:value="2.82">
            <text:p>2.82</text:p>
          </table:table-cell>
          <table:table-cell office:value-type="float" office:value="3.05">
            <text:p>3.05</text:p>
          </table:table-cell>
          <table:table-cell office:value-type="float" office:value="1.51">
            <text:p>1.51</text:p>
          </table:table-cell>
          <table:table-cell table:number-columns-repeated="8"/>
          <table:table-cell table:style-name="Default"/>
          <table:table-cell table:number-columns-repeated="9"/>
        </table:table-row>
      </table:table>
      <table:table table:name="ic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IC</text:p>
          </table:table-cell>
          <table:covered-table-cell table:style-name="ce4"/>
          <table:covered-table-cell table:number-columns-repeated="11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office:value-type="float" office:value="1.334016">
            <text:p>1.33</text:p>
          </table:table-cell>
          <table:table-cell office:value-type="float" office:value="0.005735">
            <text:p>0.005735</text:p>
          </table:table-cell>
          <table:table-cell office:value-type="float" office:value="1.328709">
            <text:p>1.328709</text:p>
          </table:table-cell>
          <table:table-cell office:value-type="float" office:value="1.328597">
            <text:p>1.328597</text:p>
          </table:table-cell>
          <table:table-cell office:value-type="float" office:value="1.332432">
            <text:p>1.332432</text:p>
          </table:table-cell>
          <table:table-cell office:value-type="float" office:value="1.341544">
            <text:p>1.341544</text:p>
          </table:table-cell>
          <table:table-cell office:value-type="float" office:value="1.332407">
            <text:p>1.332407</text:p>
          </table:table-cell>
          <table:table-cell office:value-type="float" office:value="1.331549">
            <text:p>1.331549</text:p>
          </table:table-cell>
          <table:table-cell office:value-type="float" office:value="1.33987">
            <text:p>1.33987</text:p>
          </table:table-cell>
          <table:table-cell office:value-type="float" office:value="1.328789">
            <text:p>1.328789</text:p>
          </table:table-cell>
          <table:table-cell office:value-type="float" office:value="1.328649">
            <text:p>1.328649</text:p>
          </table:table-cell>
          <table:table-cell office:value-type="float" office:value="1.337229">
            <text:p>1.337229</text:p>
          </table:table-cell>
          <table:table-cell table:style-name="Default" office:value-type="float" office:value="1.3466">
            <text:p>1.3466</text:p>
          </table:table-cell>
          <table:table-cell office:value-type="float" office:value="1.336302">
            <text:p>1.336302</text:p>
          </table:table-cell>
          <table:table-cell office:value-type="float" office:value="1.328687">
            <text:p>1.328687</text:p>
          </table:table-cell>
          <table:table-cell office:value-type="float" office:value="1.336359">
            <text:p>1.336359</text:p>
          </table:table-cell>
          <table:table-cell office:value-type="float" office:value="1.328595">
            <text:p>1.328595</text:p>
          </table:table-cell>
          <table:table-cell office:value-type="float" office:value="1.340492">
            <text:p>1.340492</text:p>
          </table:table-cell>
          <table:table-cell office:value-type="float" office:value="1.328698">
            <text:p>1.328698</text:p>
          </table:table-cell>
          <table:table-cell office:value-type="float" office:value="1.344154">
            <text:p>1.344154</text:p>
          </table:table-cell>
          <table:table-cell office:value-type="float" office:value="1.331876">
            <text:p>1.331876</text:p>
          </table:table-cell>
          <table:table-cell office:value-type="float" office:value="1.328785">
            <text:p>1.32878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1.371899">
            <text:p>1.37</text:p>
          </table:table-cell>
          <table:table-cell office:value-type="float" office:value="0.001134">
            <text:p>0.001134</text:p>
          </table:table-cell>
          <table:table-cell office:value-type="float" office:value="1.370814">
            <text:p>1.370814</text:p>
          </table:table-cell>
          <table:table-cell office:value-type="float" office:value="1.373189">
            <text:p>1.373189</text:p>
          </table:table-cell>
          <table:table-cell office:value-type="float" office:value="1.371343">
            <text:p>1.371343</text:p>
          </table:table-cell>
          <table:table-cell office:value-type="float" office:value="1.373375">
            <text:p>1.373375</text:p>
          </table:table-cell>
          <table:table-cell office:value-type="float" office:value="1.37106">
            <text:p>1.37106</text:p>
          </table:table-cell>
          <table:table-cell office:value-type="float" office:value="1.371473">
            <text:p>1.371473</text:p>
          </table:table-cell>
          <table:table-cell office:value-type="float" office:value="1.372398">
            <text:p>1.372398</text:p>
          </table:table-cell>
          <table:table-cell office:value-type="float" office:value="1.373277">
            <text:p>1.373277</text:p>
          </table:table-cell>
          <table:table-cell office:value-type="float" office:value="1.373613">
            <text:p>1.373613</text:p>
          </table:table-cell>
          <table:table-cell office:value-type="float" office:value="1.371614">
            <text:p>1.371614</text:p>
          </table:table-cell>
          <table:table-cell office:value-type="float" office:value="1.371506">
            <text:p>1.37</text:p>
          </table:table-cell>
          <table:table-cell office:value-type="float" office:value="1.371981">
            <text:p>1.371981</text:p>
          </table:table-cell>
          <table:table-cell office:value-type="float" office:value="1.373575">
            <text:p>1.373575</text:p>
          </table:table-cell>
          <table:table-cell office:value-type="float" office:value="1.370303">
            <text:p>1.370303</text:p>
          </table:table-cell>
          <table:table-cell office:value-type="float" office:value="1.36913">
            <text:p>1.36913</text:p>
          </table:table-cell>
          <table:table-cell office:value-type="float" office:value="1.371681">
            <text:p>1.371681</text:p>
          </table:table-cell>
          <table:table-cell office:value-type="float" office:value="1.372379">
            <text:p>1.372379</text:p>
          </table:table-cell>
          <table:table-cell office:value-type="float" office:value="1.371062">
            <text:p>1.371062</text:p>
          </table:table-cell>
          <table:table-cell office:value-type="float" office:value="1.372299">
            <text:p>1.372299</text:p>
          </table:table-cell>
          <table:table-cell office:value-type="float" office:value="1.371906">
            <text:p>1.37190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.370056">
            <text:p>1.37</text:p>
          </table:table-cell>
          <table:table-cell office:value-type="float" office:value="0.000783">
            <text:p>0.000783</text:p>
          </table:table-cell>
          <table:table-cell office:value-type="float" office:value="1.370869">
            <text:p>1.370869</text:p>
          </table:table-cell>
          <table:table-cell office:value-type="float" office:value="1.37012">
            <text:p>1.37012</text:p>
          </table:table-cell>
          <table:table-cell office:value-type="float" office:value="1.369016">
            <text:p>1.369016</text:p>
          </table:table-cell>
          <table:table-cell office:value-type="float" office:value="1.371195">
            <text:p>1.371195</text:p>
          </table:table-cell>
          <table:table-cell office:value-type="float" office:value="1.370923">
            <text:p>1.370923</text:p>
          </table:table-cell>
          <table:table-cell office:value-type="float" office:value="1.36919">
            <text:p>1.36919</text:p>
          </table:table-cell>
          <table:table-cell office:value-type="float" office:value="1.369675">
            <text:p>1.369675</text:p>
          </table:table-cell>
          <table:table-cell office:value-type="float" office:value="1.370641">
            <text:p>1.370641</text:p>
          </table:table-cell>
          <table:table-cell office:value-type="float" office:value="1.369386">
            <text:p>1.369386</text:p>
          </table:table-cell>
          <table:table-cell office:value-type="float" office:value="1.370161">
            <text:p>1.370161</text:p>
          </table:table-cell>
          <table:table-cell office:value-type="float" office:value="1.368633">
            <text:p>1.37</text:p>
          </table:table-cell>
          <table:table-cell office:value-type="float" office:value="1.370209">
            <text:p>1.370209</text:p>
          </table:table-cell>
          <table:table-cell office:value-type="float" office:value="1.369292">
            <text:p>1.369292</text:p>
          </table:table-cell>
          <table:table-cell office:value-type="float" office:value="1.369969">
            <text:p>1.369969</text:p>
          </table:table-cell>
          <table:table-cell office:value-type="float" office:value="1.370339">
            <text:p>1.370339</text:p>
          </table:table-cell>
          <table:table-cell office:value-type="float" office:value="1.370328">
            <text:p>1.370328</text:p>
          </table:table-cell>
          <table:table-cell office:value-type="float" office:value="1.37086">
            <text:p>1.37086</text:p>
          </table:table-cell>
          <table:table-cell office:value-type="float" office:value="1.37006">
            <text:p>1.37006</text:p>
          </table:table-cell>
          <table:table-cell office:value-type="float" office:value="1.371419">
            <text:p>1.371419</text:p>
          </table:table-cell>
          <table:table-cell office:value-type="float" office:value="1.368844">
            <text:p>1.36884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.375542">
            <text:p>1.38</text:p>
          </table:table-cell>
          <table:table-cell office:value-type="float" office:value="0.000146">
            <text:p>0.000146</text:p>
          </table:table-cell>
          <table:table-cell office:value-type="float" office:value="1.375557">
            <text:p>1.375557</text:p>
          </table:table-cell>
          <table:table-cell office:value-type="float" office:value="1.375529">
            <text:p>1.375529</text:p>
          </table:table-cell>
          <table:table-cell office:value-type="float" office:value="1.375299">
            <text:p>1.375299</text:p>
          </table:table-cell>
          <table:table-cell office:value-type="float" office:value="1.3757">
            <text:p>1.3757</text:p>
          </table:table-cell>
          <table:table-cell office:value-type="float" office:value="1.375576">
            <text:p>1.375576</text:p>
          </table:table-cell>
          <table:table-cell office:value-type="float" office:value="1.375697">
            <text:p>1.375697</text:p>
          </table:table-cell>
          <table:table-cell office:value-type="float" office:value="1.375429">
            <text:p>1.375429</text:p>
          </table:table-cell>
          <table:table-cell office:value-type="float" office:value="1.37546">
            <text:p>1.37546</text:p>
          </table:table-cell>
          <table:table-cell office:value-type="float" office:value="1.375442">
            <text:p>1.375442</text:p>
          </table:table-cell>
          <table:table-cell office:value-type="float" office:value="1.375801">
            <text:p>1.375801</text:p>
          </table:table-cell>
          <table:table-cell office:value-type="float" office:value="1.375298">
            <text:p>1.38</text:p>
          </table:table-cell>
          <table:table-cell office:value-type="float" office:value="1.375414">
            <text:p>1.375414</text:p>
          </table:table-cell>
          <table:table-cell office:value-type="float" office:value="1.37539">
            <text:p>1.37539</text:p>
          </table:table-cell>
          <table:table-cell office:value-type="float" office:value="1.375618">
            <text:p>1.375618</text:p>
          </table:table-cell>
          <table:table-cell office:value-type="float" office:value="1.375754">
            <text:p>1.375754</text:p>
          </table:table-cell>
          <table:table-cell office:value-type="float" office:value="1.37541">
            <text:p>1.37541</text:p>
          </table:table-cell>
          <table:table-cell office:value-type="float" office:value="1.375746">
            <text:p>1.375746</text:p>
          </table:table-cell>
          <table:table-cell office:value-type="float" office:value="1.375619">
            <text:p>1.375619</text:p>
          </table:table-cell>
          <table:table-cell office:value-type="float" office:value="1.375609">
            <text:p>1.375609</text:p>
          </table:table-cell>
          <table:table-cell office:value-type="float" office:value="1.375496">
            <text:p>1.37549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.3665">
            <text:p>1.37</text:p>
          </table:table-cell>
          <table:table-cell office:value-type="float" office:value="0.000341">
            <text:p>0.000341</text:p>
          </table:table-cell>
          <table:table-cell office:value-type="float" office:value="1.366309">
            <text:p>1.366309</text:p>
          </table:table-cell>
          <table:table-cell office:value-type="float" office:value="1.365498">
            <text:p>1.365498</text:p>
          </table:table-cell>
          <table:table-cell office:value-type="float" office:value="1.366691">
            <text:p>1.366691</text:p>
          </table:table-cell>
          <table:table-cell office:value-type="float" office:value="1.366453">
            <text:p>1.366453</text:p>
          </table:table-cell>
          <table:table-cell office:value-type="float" office:value="1.366377">
            <text:p>1.366377</text:p>
          </table:table-cell>
          <table:table-cell office:value-type="float" office:value="1.366505">
            <text:p>1.366505</text:p>
          </table:table-cell>
          <table:table-cell office:value-type="float" office:value="1.366413">
            <text:p>1.366413</text:p>
          </table:table-cell>
          <table:table-cell office:value-type="float" office:value="1.365843">
            <text:p>1.365843</text:p>
          </table:table-cell>
          <table:table-cell office:value-type="float" office:value="1.366849">
            <text:p>1.366849</text:p>
          </table:table-cell>
          <table:table-cell office:value-type="float" office:value="1.366348">
            <text:p>1.366348</text:p>
          </table:table-cell>
          <table:table-cell office:value-type="float" office:value="1.366674">
            <text:p>1.37</text:p>
          </table:table-cell>
          <table:table-cell office:value-type="float" office:value="1.366745">
            <text:p>1.366745</text:p>
          </table:table-cell>
          <table:table-cell office:value-type="float" office:value="1.366801">
            <text:p>1.366801</text:p>
          </table:table-cell>
          <table:table-cell office:value-type="float" office:value="1.366524">
            <text:p>1.366524</text:p>
          </table:table-cell>
          <table:table-cell office:value-type="float" office:value="1.366761">
            <text:p>1.366761</text:p>
          </table:table-cell>
          <table:table-cell office:value-type="float" office:value="1.366882">
            <text:p>1.366882</text:p>
          </table:table-cell>
          <table:table-cell office:value-type="float" office:value="1.36691">
            <text:p>1.36691</text:p>
          </table:table-cell>
          <table:table-cell office:value-type="float" office:value="1.366417">
            <text:p>1.366417</text:p>
          </table:table-cell>
          <table:table-cell office:value-type="float" office:value="1.366705">
            <text:p>1.366705</text:p>
          </table:table-cell>
          <table:table-cell office:value-type="float" office:value="1.366301">
            <text:p>1.366301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office:value-type="float" office:value="0.188271">
            <text:p>0.19</text:p>
          </table:table-cell>
          <table:table-cell office:value-type="float" office:value="0.000049">
            <text:p>0.000049</text:p>
          </table:table-cell>
          <table:table-cell office:value-type="float" office:value="0.188217">
            <text:p>0.188217</text:p>
          </table:table-cell>
          <table:table-cell office:value-type="float" office:value="0.188235">
            <text:p>0.188235</text:p>
          </table:table-cell>
          <table:table-cell office:value-type="float" office:value="0.188331">
            <text:p>0.188331</text:p>
          </table:table-cell>
          <table:table-cell office:value-type="float" office:value="0.188267">
            <text:p>0.188267</text:p>
          </table:table-cell>
          <table:table-cell office:value-type="float" office:value="0.188259">
            <text:p>0.188259</text:p>
          </table:table-cell>
          <table:table-cell office:value-type="float" office:value="0.188261">
            <text:p>0.188261</text:p>
          </table:table-cell>
          <table:table-cell office:value-type="float" office:value="0.188232">
            <text:p>0.188232</text:p>
          </table:table-cell>
          <table:table-cell office:value-type="float" office:value="0.188191">
            <text:p>0.188191</text:p>
          </table:table-cell>
          <table:table-cell office:value-type="float" office:value="0.188262">
            <text:p>0.188262</text:p>
          </table:table-cell>
          <table:table-cell office:value-type="float" office:value="0.188298">
            <text:p>0.188298</text:p>
          </table:table-cell>
          <table:table-cell office:value-type="float" office:value="0.18826">
            <text:p>0.19</text:p>
          </table:table-cell>
          <table:table-cell office:value-type="float" office:value="0.188339">
            <text:p>0.188339</text:p>
          </table:table-cell>
          <table:table-cell office:value-type="float" office:value="0.188306">
            <text:p>0.188306</text:p>
          </table:table-cell>
          <table:table-cell office:value-type="float" office:value="0.188192">
            <text:p>0.188192</text:p>
          </table:table-cell>
          <table:table-cell office:value-type="float" office:value="0.188356">
            <text:p>0.188356</text:p>
          </table:table-cell>
          <table:table-cell office:value-type="float" office:value="0.188207">
            <text:p>0.188207</text:p>
          </table:table-cell>
          <table:table-cell office:value-type="float" office:value="0.188331">
            <text:p>0.188331</text:p>
          </table:table-cell>
          <table:table-cell office:value-type="float" office:value="0.188318">
            <text:p>0.188318</text:p>
          </table:table-cell>
          <table:table-cell office:value-type="float" office:value="0.188303">
            <text:p>0.188303</text:p>
          </table:table-cell>
          <table:table-cell office:value-type="float" office:value="0.188254">
            <text:p>0.18825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0.201007">
            <text:p>0.20</text:p>
          </table:table-cell>
          <table:table-cell office:value-type="float" office:value="0.000035">
            <text:p>0.000035</text:p>
          </table:table-cell>
          <table:table-cell office:value-type="float" office:value="0.201008">
            <text:p>0.201008</text:p>
          </table:table-cell>
          <table:table-cell office:value-type="float" office:value="0.200952">
            <text:p>0.200952</text:p>
          </table:table-cell>
          <table:table-cell office:value-type="float" office:value="0.200987">
            <text:p>0.200987</text:p>
          </table:table-cell>
          <table:table-cell office:value-type="float" office:value="0.200966">
            <text:p>0.200966</text:p>
          </table:table-cell>
          <table:table-cell office:value-type="float" office:value="0.201015">
            <text:p>0.201015</text:p>
          </table:table-cell>
          <table:table-cell office:value-type="float" office:value="0.201017">
            <text:p>0.201017</text:p>
          </table:table-cell>
          <table:table-cell office:value-type="float" office:value="0.201026">
            <text:p>0.201026</text:p>
          </table:table-cell>
          <table:table-cell office:value-type="float" office:value="0.201059">
            <text:p>0.201059</text:p>
          </table:table-cell>
          <table:table-cell office:value-type="float" office:value="0.201005">
            <text:p>0.201005</text:p>
          </table:table-cell>
          <table:table-cell office:value-type="float" office:value="0.201001">
            <text:p>0.201001</text:p>
          </table:table-cell>
          <table:table-cell office:value-type="float" office:value="0.201056">
            <text:p>0.20</text:p>
          </table:table-cell>
          <table:table-cell office:value-type="float" office:value="0.201067">
            <text:p>0.201067</text:p>
          </table:table-cell>
          <table:table-cell office:value-type="float" office:value="0.20098">
            <text:p>0.20098</text:p>
          </table:table-cell>
          <table:table-cell office:value-type="float" office:value="0.201002">
            <text:p>0.201002</text:p>
          </table:table-cell>
          <table:table-cell office:value-type="float" office:value="0.201023">
            <text:p>0.201023</text:p>
          </table:table-cell>
          <table:table-cell office:value-type="float" office:value="0.200969">
            <text:p>0.200969</text:p>
          </table:table-cell>
          <table:table-cell office:value-type="float" office:value="0.200967">
            <text:p>0.200967</text:p>
          </table:table-cell>
          <table:table-cell office:value-type="float" office:value="0.201071">
            <text:p>0.201071</text:p>
          </table:table-cell>
          <table:table-cell office:value-type="float" office:value="0.201003">
            <text:p>0.201003</text:p>
          </table:table-cell>
          <table:table-cell office:value-type="float" office:value="0.200961">
            <text:p>0.20096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196392">
            <text:p>0.20</text:p>
          </table:table-cell>
          <table:table-cell office:value-type="float" office:value="0.000031">
            <text:p>0.000031</text:p>
          </table:table-cell>
          <table:table-cell office:value-type="float" office:value="0.196357">
            <text:p>0.196357</text:p>
          </table:table-cell>
          <table:table-cell office:value-type="float" office:value="0.196351">
            <text:p>0.196351</text:p>
          </table:table-cell>
          <table:table-cell office:value-type="float" office:value="0.196415">
            <text:p>0.196415</text:p>
          </table:table-cell>
          <table:table-cell office:value-type="float" office:value="0.196384">
            <text:p>0.196384</text:p>
          </table:table-cell>
          <table:table-cell office:value-type="float" office:value="0.196351">
            <text:p>0.196351</text:p>
          </table:table-cell>
          <table:table-cell office:value-type="float" office:value="0.19644">
            <text:p>0.19644</text:p>
          </table:table-cell>
          <table:table-cell office:value-type="float" office:value="0.196447">
            <text:p>0.196447</text:p>
          </table:table-cell>
          <table:table-cell office:value-type="float" office:value="0.196396">
            <text:p>0.196396</text:p>
          </table:table-cell>
          <table:table-cell office:value-type="float" office:value="0.1964">
            <text:p>0.1964</text:p>
          </table:table-cell>
          <table:table-cell office:value-type="float" office:value="0.196384">
            <text:p>0.196384</text:p>
          </table:table-cell>
          <table:table-cell office:value-type="float" office:value="0.196441">
            <text:p>0.20</text:p>
          </table:table-cell>
          <table:table-cell office:value-type="float" office:value="0.196442">
            <text:p>0.196442</text:p>
          </table:table-cell>
          <table:table-cell office:value-type="float" office:value="0.196371">
            <text:p>0.196371</text:p>
          </table:table-cell>
          <table:table-cell office:value-type="float" office:value="0.19637">
            <text:p>0.19637</text:p>
          </table:table-cell>
          <table:table-cell office:value-type="float" office:value="0.196413">
            <text:p>0.196413</text:p>
          </table:table-cell>
          <table:table-cell office:value-type="float" office:value="0.196371">
            <text:p>0.196371</text:p>
          </table:table-cell>
          <table:table-cell office:value-type="float" office:value="0.196366">
            <text:p>0.196366</text:p>
          </table:table-cell>
          <table:table-cell office:value-type="float" office:value="0.19639">
            <text:p>0.19639</text:p>
          </table:table-cell>
          <table:table-cell office:value-type="float" office:value="0.196372">
            <text:p>0.196372</text:p>
          </table:table-cell>
          <table:table-cell office:value-type="float" office:value="0.196377">
            <text:p>0.19637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172318">
            <text:p>0.17</text:p>
          </table:table-cell>
          <table:table-cell office:value-type="float" office:value="0.000026">
            <text:p>0.000026</text:p>
          </table:table-cell>
          <table:table-cell office:value-type="float" office:value="0.172334">
            <text:p>0.172334</text:p>
          </table:table-cell>
          <table:table-cell office:value-type="float" office:value="0.172353">
            <text:p>0.172353</text:p>
          </table:table-cell>
          <table:table-cell office:value-type="float" office:value="0.172293">
            <text:p>0.172293</text:p>
          </table:table-cell>
          <table:table-cell office:value-type="float" office:value="0.172337">
            <text:p>0.172337</text:p>
          </table:table-cell>
          <table:table-cell office:value-type="float" office:value="0.172271">
            <text:p>0.172271</text:p>
          </table:table-cell>
          <table:table-cell office:value-type="float" office:value="0.172331">
            <text:p>0.172331</text:p>
          </table:table-cell>
          <table:table-cell office:value-type="float" office:value="0.172384">
            <text:p>0.172384</text:p>
          </table:table-cell>
          <table:table-cell office:value-type="float" office:value="0.172326">
            <text:p>0.172326</text:p>
          </table:table-cell>
          <table:table-cell office:value-type="float" office:value="0.172298">
            <text:p>0.172298</text:p>
          </table:table-cell>
          <table:table-cell office:value-type="float" office:value="0.172321">
            <text:p>0.172321</text:p>
          </table:table-cell>
          <table:table-cell office:value-type="float" office:value="0.172326">
            <text:p>0.17</text:p>
          </table:table-cell>
          <table:table-cell office:value-type="float" office:value="0.172317">
            <text:p>0.172317</text:p>
          </table:table-cell>
          <table:table-cell office:value-type="float" office:value="0.172307">
            <text:p>0.172307</text:p>
          </table:table-cell>
          <table:table-cell office:value-type="float" office:value="0.172278">
            <text:p>0.172278</text:p>
          </table:table-cell>
          <table:table-cell office:value-type="float" office:value="0.172295">
            <text:p>0.172295</text:p>
          </table:table-cell>
          <table:table-cell office:value-type="float" office:value="0.172314">
            <text:p>0.172314</text:p>
          </table:table-cell>
          <table:table-cell office:value-type="float" office:value="0.172315">
            <text:p>0.172315</text:p>
          </table:table-cell>
          <table:table-cell office:value-type="float" office:value="0.172329">
            <text:p>0.172329</text:p>
          </table:table-cell>
          <table:table-cell office:value-type="float" office:value="0.17229">
            <text:p>0.17229</text:p>
          </table:table-cell>
          <table:table-cell office:value-type="float" office:value="0.172338">
            <text:p>0.17233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171828">
            <text:p>0.17</text:p>
          </table:table-cell>
          <table:table-cell office:value-type="float" office:value="0.000021">
            <text:p>0.000021</text:p>
          </table:table-cell>
          <table:table-cell office:value-type="float" office:value="0.171815">
            <text:p>0.171815</text:p>
          </table:table-cell>
          <table:table-cell office:value-type="float" office:value="0.171803">
            <text:p>0.171803</text:p>
          </table:table-cell>
          <table:table-cell office:value-type="float" office:value="0.171864">
            <text:p>0.171864</text:p>
          </table:table-cell>
          <table:table-cell office:value-type="float" office:value="0.17184">
            <text:p>0.17184</text:p>
          </table:table-cell>
          <table:table-cell office:value-type="float" office:value="0.171863">
            <text:p>0.171863</text:p>
          </table:table-cell>
          <table:table-cell office:value-type="float" office:value="0.171837">
            <text:p>0.171837</text:p>
          </table:table-cell>
          <table:table-cell office:value-type="float" office:value="0.171803">
            <text:p>0.171803</text:p>
          </table:table-cell>
          <table:table-cell office:value-type="float" office:value="0.17182">
            <text:p>0.17182</text:p>
          </table:table-cell>
          <table:table-cell office:value-type="float" office:value="0.171833">
            <text:p>0.171833</text:p>
          </table:table-cell>
          <table:table-cell office:value-type="float" office:value="0.171832">
            <text:p>0.171832</text:p>
          </table:table-cell>
          <table:table-cell office:value-type="float" office:value="0.171844">
            <text:p>0.17</text:p>
          </table:table-cell>
          <table:table-cell office:value-type="float" office:value="0.171811">
            <text:p>0.171811</text:p>
          </table:table-cell>
          <table:table-cell office:value-type="float" office:value="0.171824">
            <text:p>0.171824</text:p>
          </table:table-cell>
          <table:table-cell office:value-type="float" office:value="0.171808">
            <text:p>0.171808</text:p>
          </table:table-cell>
          <table:table-cell office:value-type="float" office:value="0.171848">
            <text:p>0.171848</text:p>
          </table:table-cell>
          <table:table-cell office:value-type="float" office:value="0.171832">
            <text:p>0.171832</text:p>
          </table:table-cell>
          <table:table-cell office:value-type="float" office:value="0.171862">
            <text:p>0.171862</text:p>
          </table:table-cell>
          <table:table-cell office:value-type="float" office:value="0.171785">
            <text:p>0.171785</text:p>
          </table:table-cell>
          <table:table-cell office:value-type="float" office:value="0.171817">
            <text:p>0.171817</text:p>
          </table:table-cell>
          <table:table-cell office:value-type="float" office:value="0.171826">
            <text:p>0.171826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office:value-type="float" office:value="0.104706">
            <text:p>0.10</text:p>
          </table:table-cell>
          <table:table-cell office:value-type="float" office:value="0.000055">
            <text:p>0.000055</text:p>
          </table:table-cell>
          <table:table-cell office:value-type="float" office:value="0.104656">
            <text:p>0.104656</text:p>
          </table:table-cell>
          <table:table-cell office:value-type="float" office:value="0.104766">
            <text:p>0.104766</text:p>
          </table:table-cell>
          <table:table-cell office:value-type="float" office:value="0.104699">
            <text:p>0.104699</text:p>
          </table:table-cell>
          <table:table-cell office:value-type="float" office:value="0.104748">
            <text:p>0.104748</text:p>
          </table:table-cell>
          <table:table-cell office:value-type="float" office:value="0.104704">
            <text:p>0.104704</text:p>
          </table:table-cell>
          <table:table-cell office:value-type="float" office:value="0.104708">
            <text:p>0.104708</text:p>
          </table:table-cell>
          <table:table-cell office:value-type="float" office:value="0.10468">
            <text:p>0.10468</text:p>
          </table:table-cell>
          <table:table-cell office:value-type="float" office:value="0.104595">
            <text:p>0.104595</text:p>
          </table:table-cell>
          <table:table-cell office:value-type="float" office:value="0.104628">
            <text:p>0.104628</text:p>
          </table:table-cell>
          <table:table-cell office:value-type="float" office:value="0.104763">
            <text:p>0.104763</text:p>
          </table:table-cell>
          <table:table-cell office:value-type="float" office:value="0.104807">
            <text:p>0.10</text:p>
          </table:table-cell>
          <table:table-cell office:value-type="float" office:value="0.104781">
            <text:p>0.104781</text:p>
          </table:table-cell>
          <table:table-cell office:value-type="float" office:value="0.104671">
            <text:p>0.104671</text:p>
          </table:table-cell>
          <table:table-cell office:value-type="float" office:value="0.104662">
            <text:p>0.104662</text:p>
          </table:table-cell>
          <table:table-cell office:value-type="float" office:value="0.104636">
            <text:p>0.104636</text:p>
          </table:table-cell>
          <table:table-cell office:value-type="float" office:value="0.104721">
            <text:p>0.104721</text:p>
          </table:table-cell>
          <table:table-cell office:value-type="float" office:value="0.104731">
            <text:p>0.104731</text:p>
          </table:table-cell>
          <table:table-cell office:value-type="float" office:value="0.10478">
            <text:p>0.10478</text:p>
          </table:table-cell>
          <table:table-cell office:value-type="float" office:value="0.104709">
            <text:p>0.104709</text:p>
          </table:table-cell>
          <table:table-cell office:value-type="float" office:value="0.10467">
            <text:p>0.1046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0.096125">
            <text:p>0.10</text:p>
          </table:table-cell>
          <table:table-cell office:value-type="float" office:value="0.000142">
            <text:p>0.000142</text:p>
          </table:table-cell>
          <table:table-cell office:value-type="float" office:value="0.095993">
            <text:p>0.095993</text:p>
          </table:table-cell>
          <table:table-cell office:value-type="float" office:value="0.096368">
            <text:p>0.096368</text:p>
          </table:table-cell>
          <table:table-cell office:value-type="float" office:value="0.0964">
            <text:p>0.0964</text:p>
          </table:table-cell>
          <table:table-cell office:value-type="float" office:value="0.095972">
            <text:p>0.095972</text:p>
          </table:table-cell>
          <table:table-cell office:value-type="float" office:value="0.096028">
            <text:p>0.096028</text:p>
          </table:table-cell>
          <table:table-cell office:value-type="float" office:value="0.096088">
            <text:p>0.096088</text:p>
          </table:table-cell>
          <table:table-cell office:value-type="float" office:value="0.096118">
            <text:p>0.096118</text:p>
          </table:table-cell>
          <table:table-cell office:value-type="float" office:value="0.096072">
            <text:p>0.096072</text:p>
          </table:table-cell>
          <table:table-cell office:value-type="float" office:value="0.096112">
            <text:p>0.096112</text:p>
          </table:table-cell>
          <table:table-cell office:value-type="float" office:value="0.096102">
            <text:p>0.096102</text:p>
          </table:table-cell>
          <table:table-cell office:value-type="float" office:value="0.09608">
            <text:p>0.10</text:p>
          </table:table-cell>
          <table:table-cell office:value-type="float" office:value="0.096043">
            <text:p>0.096043</text:p>
          </table:table-cell>
          <table:table-cell office:value-type="float" office:value="0.096169">
            <text:p>0.096169</text:p>
          </table:table-cell>
          <table:table-cell office:value-type="float" office:value="0.095893">
            <text:p>0.095893</text:p>
          </table:table-cell>
          <table:table-cell office:value-type="float" office:value="0.096123">
            <text:p>0.096123</text:p>
          </table:table-cell>
          <table:table-cell office:value-type="float" office:value="0.096119">
            <text:p>0.096119</text:p>
          </table:table-cell>
          <table:table-cell office:value-type="float" office:value="0.096203">
            <text:p>0.096203</text:p>
          </table:table-cell>
          <table:table-cell office:value-type="float" office:value="0.096132">
            <text:p>0.096132</text:p>
          </table:table-cell>
          <table:table-cell office:value-type="float" office:value="0.096481">
            <text:p>0.096481</text:p>
          </table:table-cell>
          <table:table-cell office:value-type="float" office:value="0.096004">
            <text:p>0.09600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092142">
            <text:p>0.09</text:p>
          </table:table-cell>
          <table:table-cell office:value-type="float" office:value="0.000041">
            <text:p>0.000041</text:p>
          </table:table-cell>
          <table:table-cell office:value-type="float" office:value="0.092094">
            <text:p>0.092094</text:p>
          </table:table-cell>
          <table:table-cell office:value-type="float" office:value="0.092153">
            <text:p>0.092153</text:p>
          </table:table-cell>
          <table:table-cell office:value-type="float" office:value="0.092135">
            <text:p>0.092135</text:p>
          </table:table-cell>
          <table:table-cell office:value-type="float" office:value="0.092124">
            <text:p>0.092124</text:p>
          </table:table-cell>
          <table:table-cell office:value-type="float" office:value="0.092137">
            <text:p>0.092137</text:p>
          </table:table-cell>
          <table:table-cell office:value-type="float" office:value="0.092162">
            <text:p>0.092162</text:p>
          </table:table-cell>
          <table:table-cell office:value-type="float" office:value="0.092148">
            <text:p>0.092148</text:p>
          </table:table-cell>
          <table:table-cell office:value-type="float" office:value="0.092136">
            <text:p>0.092136</text:p>
          </table:table-cell>
          <table:table-cell office:value-type="float" office:value="0.092193">
            <text:p>0.092193</text:p>
          </table:table-cell>
          <table:table-cell office:value-type="float" office:value="0.092158">
            <text:p>0.092158</text:p>
          </table:table-cell>
          <table:table-cell office:value-type="float" office:value="0.092238">
            <text:p>0.09</text:p>
          </table:table-cell>
          <table:table-cell office:value-type="float" office:value="0.092139">
            <text:p>0.092139</text:p>
          </table:table-cell>
          <table:table-cell office:value-type="float" office:value="0.092056">
            <text:p>0.092056</text:p>
          </table:table-cell>
          <table:table-cell office:value-type="float" office:value="0.092132">
            <text:p>0.092132</text:p>
          </table:table-cell>
          <table:table-cell office:value-type="float" office:value="0.092075">
            <text:p>0.092075</text:p>
          </table:table-cell>
          <table:table-cell office:value-type="float" office:value="0.092154">
            <text:p>0.092154</text:p>
          </table:table-cell>
          <table:table-cell office:value-type="float" office:value="0.092104">
            <text:p>0.092104</text:p>
          </table:table-cell>
          <table:table-cell office:value-type="float" office:value="0.092166">
            <text:p>0.092166</text:p>
          </table:table-cell>
          <table:table-cell office:value-type="float" office:value="0.092205">
            <text:p>0.092205</text:p>
          </table:table-cell>
          <table:table-cell office:value-type="float" office:value="0.092132">
            <text:p>0.0921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090351">
            <text:p>0.09</text:p>
          </table:table-cell>
          <table:table-cell office:value-type="float" office:value="0.000084">
            <text:p>0.000084</text:p>
          </table:table-cell>
          <table:table-cell office:value-type="float" office:value="0.090283">
            <text:p>0.090283</text:p>
          </table:table-cell>
          <table:table-cell office:value-type="float" office:value="0.090366">
            <text:p>0.090366</text:p>
          </table:table-cell>
          <table:table-cell office:value-type="float" office:value="0.090224">
            <text:p>0.090224</text:p>
          </table:table-cell>
          <table:table-cell office:value-type="float" office:value="0.090357">
            <text:p>0.090357</text:p>
          </table:table-cell>
          <table:table-cell office:value-type="float" office:value="0.090386">
            <text:p>0.090386</text:p>
          </table:table-cell>
          <table:table-cell office:value-type="float" office:value="0.090449">
            <text:p>0.090449</text:p>
          </table:table-cell>
          <table:table-cell office:value-type="float" office:value="0.090323">
            <text:p>0.090323</text:p>
          </table:table-cell>
          <table:table-cell office:value-type="float" office:value="0.090319">
            <text:p>0.090319</text:p>
          </table:table-cell>
          <table:table-cell office:value-type="float" office:value="0.090381">
            <text:p>0.090381</text:p>
          </table:table-cell>
          <table:table-cell office:value-type="float" office:value="0.090402">
            <text:p>0.090402</text:p>
          </table:table-cell>
          <table:table-cell office:value-type="float" office:value="0.090331">
            <text:p>0.09</text:p>
          </table:table-cell>
          <table:table-cell office:value-type="float" office:value="0.090329">
            <text:p>0.090329</text:p>
          </table:table-cell>
          <table:table-cell office:value-type="float" office:value="0.090361">
            <text:p>0.090361</text:p>
          </table:table-cell>
          <table:table-cell office:value-type="float" office:value="0.090269">
            <text:p>0.090269</text:p>
          </table:table-cell>
          <table:table-cell office:value-type="float" office:value="0.09029">
            <text:p>0.09029</text:p>
          </table:table-cell>
          <table:table-cell office:value-type="float" office:value="0.09031">
            <text:p>0.09031</text:p>
          </table:table-cell>
          <table:table-cell office:value-type="float" office:value="0.090649">
            <text:p>0.090649</text:p>
          </table:table-cell>
          <table:table-cell office:value-type="float" office:value="0.090352">
            <text:p>0.090352</text:p>
          </table:table-cell>
          <table:table-cell office:value-type="float" office:value="0.090297">
            <text:p>0.090297</text:p>
          </table:table-cell>
          <table:table-cell office:value-type="float" office:value="0.090338">
            <text:p>0.09033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089278">
            <text:p>0.09</text:p>
          </table:table-cell>
          <table:table-cell office:value-type="float" office:value="0.000096">
            <text:p>0.000096</text:p>
          </table:table-cell>
          <table:table-cell office:value-type="float" office:value="0.089322">
            <text:p>0.089322</text:p>
          </table:table-cell>
          <table:table-cell office:value-type="float" office:value="0.089241">
            <text:p>0.089241</text:p>
          </table:table-cell>
          <table:table-cell office:value-type="float" office:value="0.089205">
            <text:p>0.089205</text:p>
          </table:table-cell>
          <table:table-cell office:value-type="float" office:value="0.089195">
            <text:p>0.089195</text:p>
          </table:table-cell>
          <table:table-cell office:value-type="float" office:value="0.089267">
            <text:p>0.089267</text:p>
          </table:table-cell>
          <table:table-cell office:value-type="float" office:value="0.089251">
            <text:p>0.089251</text:p>
          </table:table-cell>
          <table:table-cell office:value-type="float" office:value="0.089283">
            <text:p>0.089283</text:p>
          </table:table-cell>
          <table:table-cell office:value-type="float" office:value="0.089635">
            <text:p>0.089635</text:p>
          </table:table-cell>
          <table:table-cell office:value-type="float" office:value="0.089332">
            <text:p>0.089332</text:p>
          </table:table-cell>
          <table:table-cell office:value-type="float" office:value="0.089367">
            <text:p>0.089367</text:p>
          </table:table-cell>
          <table:table-cell office:value-type="float" office:value="0.089296">
            <text:p>0.09</text:p>
          </table:table-cell>
          <table:table-cell office:value-type="float" office:value="0.089165">
            <text:p>0.089165</text:p>
          </table:table-cell>
          <table:table-cell office:value-type="float" office:value="0.089302">
            <text:p>0.089302</text:p>
          </table:table-cell>
          <table:table-cell office:value-type="float" office:value="0.089201">
            <text:p>0.089201</text:p>
          </table:table-cell>
          <table:table-cell office:value-type="float" office:value="0.089265">
            <text:p>0.089265</text:p>
          </table:table-cell>
          <table:table-cell office:value-type="float" office:value="0.089255">
            <text:p>0.089255</text:p>
          </table:table-cell>
          <table:table-cell office:value-type="float" office:value="0.089241">
            <text:p>0.089241</text:p>
          </table:table-cell>
          <table:table-cell office:value-type="float" office:value="0.089261">
            <text:p>0.089261</text:p>
          </table:table-cell>
          <table:table-cell office:value-type="float" office:value="0.089273">
            <text:p>0.089273</text:p>
          </table:table-cell>
          <table:table-cell office:value-type="float" office:value="0.089193">
            <text:p>0.089193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office:value-type="float" office:value="2.217197">
            <text:p>2.22</text:p>
          </table:table-cell>
          <table:table-cell office:value-type="float" office:value="0.001323">
            <text:p>0.001323</text:p>
          </table:table-cell>
          <table:table-cell office:value-type="float" office:value="2.216442">
            <text:p>2.216442</text:p>
          </table:table-cell>
          <table:table-cell office:value-type="float" office:value="2.21774">
            <text:p>2.21774</text:p>
          </table:table-cell>
          <table:table-cell office:value-type="float" office:value="2.216448">
            <text:p>2.216448</text:p>
          </table:table-cell>
          <table:table-cell office:value-type="float" office:value="2.216507">
            <text:p>2.216507</text:p>
          </table:table-cell>
          <table:table-cell office:value-type="float" office:value="2.216431">
            <text:p>2.216431</text:p>
          </table:table-cell>
          <table:table-cell office:value-type="float" office:value="2.216625">
            <text:p>2.216625</text:p>
          </table:table-cell>
          <table:table-cell office:value-type="float" office:value="2.218315">
            <text:p>2.218315</text:p>
          </table:table-cell>
          <table:table-cell office:value-type="float" office:value="2.217049">
            <text:p>2.217049</text:p>
          </table:table-cell>
          <table:table-cell office:value-type="float" office:value="2.222008">
            <text:p>2.222008</text:p>
          </table:table-cell>
          <table:table-cell office:value-type="float" office:value="2.218006">
            <text:p>2.218006</text:p>
          </table:table-cell>
          <table:table-cell office:value-type="float" office:value="2.217091">
            <text:p>2.22</text:p>
          </table:table-cell>
          <table:table-cell office:value-type="float" office:value="2.216474">
            <text:p>2.216474</text:p>
          </table:table-cell>
          <table:table-cell office:value-type="float" office:value="2.219028">
            <text:p>2.219028</text:p>
          </table:table-cell>
          <table:table-cell office:value-type="float" office:value="2.216723">
            <text:p>2.216723</text:p>
          </table:table-cell>
          <table:table-cell office:value-type="float" office:value="2.216845">
            <text:p>2.216845</text:p>
          </table:table-cell>
          <table:table-cell office:value-type="float" office:value="2.216314">
            <text:p>2.216314</text:p>
          </table:table-cell>
          <table:table-cell office:value-type="float" office:value="2.216398">
            <text:p>2.216398</text:p>
          </table:table-cell>
          <table:table-cell office:value-type="float" office:value="2.216596">
            <text:p>2.216596</text:p>
          </table:table-cell>
          <table:table-cell office:value-type="float" office:value="2.216464">
            <text:p>2.216464</text:p>
          </table:table-cell>
          <table:table-cell office:value-type="float" office:value="2.216434">
            <text:p>2.21643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1.295753">
            <text:p>1.30</text:p>
          </table:table-cell>
          <table:table-cell office:value-type="float" office:value="0.001023">
            <text:p>0.001023</text:p>
          </table:table-cell>
          <table:table-cell office:value-type="float" office:value="1.295204">
            <text:p>1.295204</text:p>
          </table:table-cell>
          <table:table-cell office:value-type="float" office:value="1.294951">
            <text:p>1.294951</text:p>
          </table:table-cell>
          <table:table-cell office:value-type="float" office:value="1.295037">
            <text:p>1.295037</text:p>
          </table:table-cell>
          <table:table-cell office:value-type="float" office:value="1.296685">
            <text:p>1.296685</text:p>
          </table:table-cell>
          <table:table-cell office:value-type="float" office:value="1.297035">
            <text:p>1.297035</text:p>
          </table:table-cell>
          <table:table-cell office:value-type="float" office:value="1.295193">
            <text:p>1.295193</text:p>
          </table:table-cell>
          <table:table-cell office:value-type="float" office:value="1.295063">
            <text:p>1.295063</text:p>
          </table:table-cell>
          <table:table-cell office:value-type="float" office:value="1.297321">
            <text:p>1.297321</text:p>
          </table:table-cell>
          <table:table-cell office:value-type="float" office:value="1.295058">
            <text:p>1.295058</text:p>
          </table:table-cell>
          <table:table-cell office:value-type="float" office:value="1.296621">
            <text:p>1.296621</text:p>
          </table:table-cell>
          <table:table-cell office:value-type="float" office:value="1.295576">
            <text:p>1.30</text:p>
          </table:table-cell>
          <table:table-cell office:value-type="float" office:value="1.29509">
            <text:p>1.29509</text:p>
          </table:table-cell>
          <table:table-cell office:value-type="float" office:value="1.295142">
            <text:p>1.295142</text:p>
          </table:table-cell>
          <table:table-cell office:value-type="float" office:value="1.295073">
            <text:p>1.295073</text:p>
          </table:table-cell>
          <table:table-cell office:value-type="float" office:value="1.295066">
            <text:p>1.295066</text:p>
          </table:table-cell>
          <table:table-cell office:value-type="float" office:value="1.294989">
            <text:p>1.294989</text:p>
          </table:table-cell>
          <table:table-cell office:value-type="float" office:value="1.298038">
            <text:p>1.298038</text:p>
          </table:table-cell>
          <table:table-cell office:value-type="float" office:value="1.297753">
            <text:p>1.297753</text:p>
          </table:table-cell>
          <table:table-cell office:value-type="float" office:value="1.295192">
            <text:p>1.295192</text:p>
          </table:table-cell>
          <table:table-cell office:value-type="float" office:value="1.294984">
            <text:p>1.29498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0.724986">
            <text:p>0.72</text:p>
          </table:table-cell>
          <table:table-cell office:value-type="float" office:value="0.000525">
            <text:p>0.000525</text:p>
          </table:table-cell>
          <table:table-cell office:value-type="float" office:value="0.725069">
            <text:p>0.725069</text:p>
          </table:table-cell>
          <table:table-cell office:value-type="float" office:value="0.724886">
            <text:p>0.724886</text:p>
          </table:table-cell>
          <table:table-cell office:value-type="float" office:value="0.727205">
            <text:p>0.727205</text:p>
          </table:table-cell>
          <table:table-cell office:value-type="float" office:value="0.724702">
            <text:p>0.724702</text:p>
          </table:table-cell>
          <table:table-cell office:value-type="float" office:value="0.724976">
            <text:p>0.724976</text:p>
          </table:table-cell>
          <table:table-cell office:value-type="float" office:value="0.724737">
            <text:p>0.724737</text:p>
          </table:table-cell>
          <table:table-cell office:value-type="float" office:value="0.72479">
            <text:p>0.72479</text:p>
          </table:table-cell>
          <table:table-cell office:value-type="float" office:value="0.724805">
            <text:p>0.724805</text:p>
          </table:table-cell>
          <table:table-cell office:value-type="float" office:value="0.724837">
            <text:p>0.724837</text:p>
          </table:table-cell>
          <table:table-cell office:value-type="float" office:value="0.724779">
            <text:p>0.724779</text:p>
          </table:table-cell>
          <table:table-cell office:value-type="float" office:value="0.724791">
            <text:p>0.72</text:p>
          </table:table-cell>
          <table:table-cell office:value-type="float" office:value="0.724799">
            <text:p>0.724799</text:p>
          </table:table-cell>
          <table:table-cell office:value-type="float" office:value="0.724733">
            <text:p>0.724733</text:p>
          </table:table-cell>
          <table:table-cell office:value-type="float" office:value="0.724855">
            <text:p>0.724855</text:p>
          </table:table-cell>
          <table:table-cell office:value-type="float" office:value="0.724952">
            <text:p>0.724952</text:p>
          </table:table-cell>
          <table:table-cell office:value-type="float" office:value="0.724885">
            <text:p>0.724885</text:p>
          </table:table-cell>
          <table:table-cell office:value-type="float" office:value="0.724937">
            <text:p>0.724937</text:p>
          </table:table-cell>
          <table:table-cell office:value-type="float" office:value="0.724877">
            <text:p>0.724877</text:p>
          </table:table-cell>
          <table:table-cell office:value-type="float" office:value="0.725272">
            <text:p>0.725272</text:p>
          </table:table-cell>
          <table:table-cell office:value-type="float" office:value="0.724824">
            <text:p>0.72482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0.571677">
            <text:p>0.57</text:p>
          </table:table-cell>
          <table:table-cell office:value-type="float" office:value="0.014551">
            <text:p>0.014551</text:p>
          </table:table-cell>
          <table:table-cell office:value-type="float" office:value="0.562765">
            <text:p>0.562765</text:p>
          </table:table-cell>
          <table:table-cell office:value-type="float" office:value="0.563023">
            <text:p>0.563023</text:p>
          </table:table-cell>
          <table:table-cell office:value-type="float" office:value="0.562795">
            <text:p>0.562795</text:p>
          </table:table-cell>
          <table:table-cell office:value-type="float" office:value="0.563048">
            <text:p>0.563048</text:p>
          </table:table-cell>
          <table:table-cell office:value-type="float" office:value="0.563169">
            <text:p>0.563169</text:p>
          </table:table-cell>
          <table:table-cell office:value-type="float" office:value="0.592919">
            <text:p>0.592919</text:p>
          </table:table-cell>
          <table:table-cell office:value-type="float" office:value="0.604177">
            <text:p>0.604177</text:p>
          </table:table-cell>
          <table:table-cell office:value-type="float" office:value="0.593622">
            <text:p>0.593622</text:p>
          </table:table-cell>
          <table:table-cell office:value-type="float" office:value="0.563354">
            <text:p>0.563354</text:p>
          </table:table-cell>
          <table:table-cell office:value-type="float" office:value="0.562886">
            <text:p>0.562886</text:p>
          </table:table-cell>
          <table:table-cell office:value-type="float" office:value="0.563335">
            <text:p>0.56</text:p>
          </table:table-cell>
          <table:table-cell office:value-type="float" office:value="0.568452">
            <text:p>0.568452</text:p>
          </table:table-cell>
          <table:table-cell office:value-type="float" office:value="0.594696">
            <text:p>0.594696</text:p>
          </table:table-cell>
          <table:table-cell office:value-type="float" office:value="0.563119">
            <text:p>0.563119</text:p>
          </table:table-cell>
          <table:table-cell office:value-type="float" office:value="0.562921">
            <text:p>0.562921</text:p>
          </table:table-cell>
          <table:table-cell office:value-type="float" office:value="0.563262">
            <text:p>0.563262</text:p>
          </table:table-cell>
          <table:table-cell office:value-type="float" office:value="0.562759">
            <text:p>0.562759</text:p>
          </table:table-cell>
          <table:table-cell office:value-type="float" office:value="0.562982">
            <text:p>0.562982</text:p>
          </table:table-cell>
          <table:table-cell office:value-type="float" office:value="0.597309">
            <text:p>0.597309</text:p>
          </table:table-cell>
          <table:table-cell office:value-type="float" office:value="0.56295">
            <text:p>0.5629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517154">
            <text:p>0.52</text:p>
          </table:table-cell>
          <table:table-cell office:value-type="float" office:value="0.004118">
            <text:p>0.004118</text:p>
          </table:table-cell>
          <table:table-cell office:value-type="float" office:value="0.515349">
            <text:p>0.515349</text:p>
          </table:table-cell>
          <table:table-cell office:value-type="float" office:value="0.515428">
            <text:p>0.515428</text:p>
          </table:table-cell>
          <table:table-cell office:value-type="float" office:value="0.533333">
            <text:p>0.533333</text:p>
          </table:table-cell>
          <table:table-cell table:number-columns-repeated="2" office:value-type="float" office:value="0.51543">
            <text:p>0.51543</text:p>
          </table:table-cell>
          <table:table-cell office:value-type="float" office:value="0.521779">
            <text:p>0.521779</text:p>
          </table:table-cell>
          <table:table-cell office:value-type="float" office:value="0.516334">
            <text:p>0.516334</text:p>
          </table:table-cell>
          <table:table-cell office:value-type="float" office:value="0.515618">
            <text:p>0.515618</text:p>
          </table:table-cell>
          <table:table-cell office:value-type="float" office:value="0.515382">
            <text:p>0.515382</text:p>
          </table:table-cell>
          <table:table-cell office:value-type="float" office:value="0.518549">
            <text:p>0.518549</text:p>
          </table:table-cell>
          <table:table-cell office:value-type="float" office:value="0.51541">
            <text:p>0.52</text:p>
          </table:table-cell>
          <table:table-cell office:value-type="float" office:value="0.515581">
            <text:p>0.515581</text:p>
          </table:table-cell>
          <table:table-cell office:value-type="float" office:value="0.515309">
            <text:p>0.515309</text:p>
          </table:table-cell>
          <table:table-cell office:value-type="float" office:value="0.515458">
            <text:p>0.515458</text:p>
          </table:table-cell>
          <table:table-cell office:value-type="float" office:value="0.515343">
            <text:p>0.515343</text:p>
          </table:table-cell>
          <table:table-cell office:value-type="float" office:value="0.515373">
            <text:p>0.515373</text:p>
          </table:table-cell>
          <table:table-cell office:value-type="float" office:value="0.515903">
            <text:p>0.515903</text:p>
          </table:table-cell>
          <table:table-cell office:value-type="float" office:value="0.520596">
            <text:p>0.520596</text:p>
          </table:table-cell>
          <table:table-cell office:value-type="float" office:value="0.515586">
            <text:p>0.515586</text:p>
          </table:table-cell>
          <table:table-cell office:value-type="float" office:value="0.51588">
            <text:p>0.51588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office:value-type="float" office:value="1.709542">
            <text:p>1.71</text:p>
          </table:table-cell>
          <table:table-cell office:value-type="float" office:value="0.007983">
            <text:p>0.007983</text:p>
          </table:table-cell>
          <table:table-cell office:value-type="float" office:value="1.704553">
            <text:p>1.704553</text:p>
          </table:table-cell>
          <table:table-cell office:value-type="float" office:value="1.704183">
            <text:p>1.704183</text:p>
          </table:table-cell>
          <table:table-cell office:value-type="float" office:value="1.706424">
            <text:p>1.706424</text:p>
          </table:table-cell>
          <table:table-cell office:value-type="float" office:value="1.701773">
            <text:p>1.701773</text:p>
          </table:table-cell>
          <table:table-cell office:value-type="float" office:value="1.721717">
            <text:p>1.721717</text:p>
          </table:table-cell>
          <table:table-cell office:value-type="float" office:value="1.732949">
            <text:p>1.732949</text:p>
          </table:table-cell>
          <table:table-cell office:value-type="float" office:value="1.715719">
            <text:p>1.715719</text:p>
          </table:table-cell>
          <table:table-cell office:value-type="float" office:value="1.703447">
            <text:p>1.703447</text:p>
          </table:table-cell>
          <table:table-cell office:value-type="float" office:value="1.708788">
            <text:p>1.708788</text:p>
          </table:table-cell>
          <table:table-cell office:value-type="float" office:value="1.701325">
            <text:p>1.701325</text:p>
          </table:table-cell>
          <table:table-cell office:value-type="float" office:value="1.703418">
            <text:p>1.70</text:p>
          </table:table-cell>
          <table:table-cell office:value-type="float" office:value="1.703839">
            <text:p>1.703839</text:p>
          </table:table-cell>
          <table:table-cell office:value-type="float" office:value="1.702495">
            <text:p>1.702495</text:p>
          </table:table-cell>
          <table:table-cell office:value-type="float" office:value="1.708586">
            <text:p>1.708586</text:p>
          </table:table-cell>
          <table:table-cell office:value-type="float" office:value="1.715961">
            <text:p>1.715961</text:p>
          </table:table-cell>
          <table:table-cell office:value-type="float" office:value="1.702783">
            <text:p>1.702783</text:p>
          </table:table-cell>
          <table:table-cell office:value-type="float" office:value="1.712033">
            <text:p>1.712033</text:p>
          </table:table-cell>
          <table:table-cell office:value-type="float" office:value="1.709143">
            <text:p>1.709143</text:p>
          </table:table-cell>
          <table:table-cell office:value-type="float" office:value="1.718857">
            <text:p>1.718857</text:p>
          </table:table-cell>
          <table:table-cell office:value-type="float" office:value="1.712838">
            <text:p>1.71283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float" office:value="2.990042">
            <text:p>2.99</text:p>
          </table:table-cell>
          <table:table-cell office:value-type="float" office:value="0.007009">
            <text:p>0.007009</text:p>
          </table:table-cell>
          <table:table-cell office:value-type="float" office:value="2.986773">
            <text:p>2.986773</text:p>
          </table:table-cell>
          <table:table-cell office:value-type="float" office:value="2.989053">
            <text:p>2.989053</text:p>
          </table:table-cell>
          <table:table-cell office:value-type="float" office:value="2.985129">
            <text:p>2.985129</text:p>
          </table:table-cell>
          <table:table-cell office:value-type="float" office:value="2.987014">
            <text:p>2.987014</text:p>
          </table:table-cell>
          <table:table-cell office:value-type="float" office:value="2.986979">
            <text:p>2.986979</text:p>
          </table:table-cell>
          <table:table-cell office:value-type="float" office:value="2.982378">
            <text:p>2.982378</text:p>
          </table:table-cell>
          <table:table-cell office:value-type="float" office:value="2.984214">
            <text:p>2.984214</text:p>
          </table:table-cell>
          <table:table-cell office:value-type="float" office:value="2.994993">
            <text:p>2.994993</text:p>
          </table:table-cell>
          <table:table-cell office:value-type="float" office:value="3.01441">
            <text:p>3.01441</text:p>
          </table:table-cell>
          <table:table-cell office:value-type="float" office:value="2.989259">
            <text:p>2.989259</text:p>
          </table:table-cell>
          <table:table-cell office:value-type="float" office:value="2.985912">
            <text:p>2.99</text:p>
          </table:table-cell>
          <table:table-cell office:value-type="float" office:value="2.983648">
            <text:p>2.983648</text:p>
          </table:table-cell>
          <table:table-cell office:value-type="float" office:value="2.986598">
            <text:p>2.986598</text:p>
          </table:table-cell>
          <table:table-cell office:value-type="float" office:value="2.988892">
            <text:p>2.988892</text:p>
          </table:table-cell>
          <table:table-cell office:value-type="float" office:value="2.993411">
            <text:p>2.993411</text:p>
          </table:table-cell>
          <table:table-cell office:value-type="float" office:value="2.989441">
            <text:p>2.989441</text:p>
          </table:table-cell>
          <table:table-cell office:value-type="float" office:value="2.994037">
            <text:p>2.994037</text:p>
          </table:table-cell>
          <table:table-cell office:value-type="float" office:value="2.994998">
            <text:p>2.994998</text:p>
          </table:table-cell>
          <table:table-cell office:value-type="float" office:value="2.998431">
            <text:p>2.998431</text:p>
          </table:table-cell>
          <table:table-cell office:value-type="float" office:value="2.985259">
            <text:p>2.98525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.797705">
            <text:p>1.80</text:p>
          </table:table-cell>
          <table:table-cell office:value-type="float" office:value="0.004619">
            <text:p>0.004619</text:p>
          </table:table-cell>
          <table:table-cell office:value-type="float" office:value="1.800374">
            <text:p>1.800374</text:p>
          </table:table-cell>
          <table:table-cell office:value-type="float" office:value="1.798176">
            <text:p>1.798176</text:p>
          </table:table-cell>
          <table:table-cell office:value-type="float" office:value="1.796943">
            <text:p>1.796943</text:p>
          </table:table-cell>
          <table:table-cell office:value-type="float" office:value="1.794597">
            <text:p>1.794597</text:p>
          </table:table-cell>
          <table:table-cell office:value-type="float" office:value="1.79576">
            <text:p>1.79576</text:p>
          </table:table-cell>
          <table:table-cell office:value-type="float" office:value="1.794613">
            <text:p>1.794613</text:p>
          </table:table-cell>
          <table:table-cell office:value-type="float" office:value="1.79499">
            <text:p>1.79499</text:p>
          </table:table-cell>
          <table:table-cell office:value-type="float" office:value="1.791682">
            <text:p>1.791682</text:p>
          </table:table-cell>
          <table:table-cell office:value-type="float" office:value="1.794066">
            <text:p>1.794066</text:p>
          </table:table-cell>
          <table:table-cell office:value-type="float" office:value="1.80789">
            <text:p>1.80789</text:p>
          </table:table-cell>
          <table:table-cell office:value-type="float" office:value="1.797161">
            <text:p>1.80</text:p>
          </table:table-cell>
          <table:table-cell office:value-type="float" office:value="1.797621">
            <text:p>1.797621</text:p>
          </table:table-cell>
          <table:table-cell office:value-type="float" office:value="1.809651">
            <text:p>1.809651</text:p>
          </table:table-cell>
          <table:table-cell office:value-type="float" office:value="1.802849">
            <text:p>1.802849</text:p>
          </table:table-cell>
          <table:table-cell office:value-type="float" office:value="1.793906">
            <text:p>1.793906</text:p>
          </table:table-cell>
          <table:table-cell office:value-type="float" office:value="1.798705">
            <text:p>1.798705</text:p>
          </table:table-cell>
          <table:table-cell office:value-type="float" office:value="1.800367">
            <text:p>1.800367</text:p>
          </table:table-cell>
          <table:table-cell office:value-type="float" office:value="1.795298">
            <text:p>1.795298</text:p>
          </table:table-cell>
          <table:table-cell office:value-type="float" office:value="1.797855">
            <text:p>1.797855</text:p>
          </table:table-cell>
          <table:table-cell office:value-type="float" office:value="1.79159">
            <text:p>1.7915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.196297">
            <text:p>1.20</text:p>
          </table:table-cell>
          <table:table-cell office:value-type="float" office:value="0.003545">
            <text:p>0.003545</text:p>
          </table:table-cell>
          <table:table-cell office:value-type="float" office:value="1.193929">
            <text:p>1.193929</text:p>
          </table:table-cell>
          <table:table-cell office:value-type="float" office:value="1.194231">
            <text:p>1.194231</text:p>
          </table:table-cell>
          <table:table-cell office:value-type="float" office:value="1.195698">
            <text:p>1.195698</text:p>
          </table:table-cell>
          <table:table-cell office:value-type="float" office:value="1.192088">
            <text:p>1.192088</text:p>
          </table:table-cell>
          <table:table-cell office:value-type="float" office:value="1.19746">
            <text:p>1.19746</text:p>
          </table:table-cell>
          <table:table-cell office:value-type="float" office:value="1.193757">
            <text:p>1.193757</text:p>
          </table:table-cell>
          <table:table-cell office:value-type="float" office:value="1.195893">
            <text:p>1.195893</text:p>
          </table:table-cell>
          <table:table-cell office:value-type="float" office:value="1.196918">
            <text:p>1.196918</text:p>
          </table:table-cell>
          <table:table-cell office:value-type="float" office:value="1.198596">
            <text:p>1.198596</text:p>
          </table:table-cell>
          <table:table-cell office:value-type="float" office:value="1.195623">
            <text:p>1.195623</text:p>
          </table:table-cell>
          <table:table-cell office:value-type="float" office:value="1.207938">
            <text:p>1.21</text:p>
          </table:table-cell>
          <table:table-cell office:value-type="float" office:value="1.192014">
            <text:p>1.192014</text:p>
          </table:table-cell>
          <table:table-cell office:value-type="float" office:value="1.197006">
            <text:p>1.197006</text:p>
          </table:table-cell>
          <table:table-cell office:value-type="float" office:value="1.199102">
            <text:p>1.199102</text:p>
          </table:table-cell>
          <table:table-cell office:value-type="float" office:value="1.194542">
            <text:p>1.194542</text:p>
          </table:table-cell>
          <table:table-cell office:value-type="float" office:value="1.199718">
            <text:p>1.199718</text:p>
          </table:table-cell>
          <table:table-cell office:value-type="float" office:value="1.194559">
            <text:p>1.194559</text:p>
          </table:table-cell>
          <table:table-cell office:value-type="float" office:value="1.199687">
            <text:p>1.199687</text:p>
          </table:table-cell>
          <table:table-cell office:value-type="float" office:value="1.194819">
            <text:p>1.194819</text:p>
          </table:table-cell>
          <table:table-cell office:value-type="float" office:value="1.192354">
            <text:p>1.19235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0.730003">
            <text:p>0.73</text:p>
          </table:table-cell>
          <table:table-cell office:value-type="float" office:value="0.00316">
            <text:p>0.00316</text:p>
          </table:table-cell>
          <table:table-cell office:value-type="float" office:value="0.733577">
            <text:p>0.733577</text:p>
          </table:table-cell>
          <table:table-cell office:value-type="float" office:value="0.729034">
            <text:p>0.729034</text:p>
          </table:table-cell>
          <table:table-cell office:value-type="float" office:value="0.729368">
            <text:p>0.729368</text:p>
          </table:table-cell>
          <table:table-cell office:value-type="float" office:value="0.728937">
            <text:p>0.728937</text:p>
          </table:table-cell>
          <table:table-cell office:value-type="float" office:value="0.72969">
            <text:p>0.72969</text:p>
          </table:table-cell>
          <table:table-cell office:value-type="float" office:value="0.730673">
            <text:p>0.730673</text:p>
          </table:table-cell>
          <table:table-cell office:value-type="float" office:value="0.730811">
            <text:p>0.730811</text:p>
          </table:table-cell>
          <table:table-cell office:value-type="float" office:value="0.727467">
            <text:p>0.727467</text:p>
          </table:table-cell>
          <table:table-cell office:value-type="float" office:value="0.727752">
            <text:p>0.727752</text:p>
          </table:table-cell>
          <table:table-cell office:value-type="float" office:value="0.727618">
            <text:p>0.727618</text:p>
          </table:table-cell>
          <table:table-cell office:value-type="float" office:value="0.739022">
            <text:p>0.74</text:p>
          </table:table-cell>
          <table:table-cell office:value-type="float" office:value="0.726801">
            <text:p>0.726801</text:p>
          </table:table-cell>
          <table:table-cell office:value-type="float" office:value="0.729221">
            <text:p>0.729221</text:p>
          </table:table-cell>
          <table:table-cell office:value-type="float" office:value="0.728646">
            <text:p>0.728646</text:p>
          </table:table-cell>
          <table:table-cell office:value-type="float" office:value="0.728853">
            <text:p>0.728853</text:p>
          </table:table-cell>
          <table:table-cell office:value-type="float" office:value="0.727303">
            <text:p>0.727303</text:p>
          </table:table-cell>
          <table:table-cell office:value-type="float" office:value="0.727937">
            <text:p>0.727937</text:p>
          </table:table-cell>
          <table:table-cell office:value-type="float" office:value="0.737545">
            <text:p>0.737545</text:p>
          </table:table-cell>
          <table:table-cell office:value-type="float" office:value="0.728836">
            <text:p>0.728836</text:p>
          </table:table-cell>
          <table:table-cell office:value-type="float" office:value="0.730978">
            <text:p>0.730978</text:p>
          </table:table-cell>
        </table:table-row>
        <table:table-row table:style-name="ro1">
          <table:covered-table-cell/>
          <table:table-cell table:style-name="ce3"/>
          <table:table-cell table:number-columns-repeated="22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style-name="Default"/>
          <table:covered-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2</text:p>
          </table:table-cell>
          <table:table-cell table:formula="of:=([.C2]/[.C3])" office:value-type="float" office:value="0.972386451189191">
            <text:p>0.97</text:p>
          </table:table-cell>
          <table:table-cell table:style-name="ce5" table:formula="of:=([.C9]/[.C10])" office:value-type="float" office:value="0.936639022521604">
            <text:p>0.94</text:p>
          </table:table-cell>
          <table:table-cell table:style-name="ce5" table:formula="of:=([.C16]/[.C17])" office:value-type="float" office:value="1.08926918075423">
            <text:p>1.09</text:p>
          </table:table-cell>
          <table:table-cell table:style-name="ce5" table:formula="of:=([.C23]/[.C24])" office:value-type="float" office:value="1.71112627175087">
            <text:p>1.71</text:p>
          </table:table-cell>
          <table:table-cell table:style-name="ce5" table:formula="of:=([.C30]/[.C31])" office:value-type="float" office:value="0.571745146054804">
            <text:p>0.57</text:p>
          </table:table-cell>
          <table:table-cell/>
          <table:table-cell office:value-type="string">
            <text:p>vec2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 office:value-type="float" office:value="1.71">
            <text:p>1.71</text:p>
          </table:table-cell>
          <table:table-cell office:value-type="float" office:value="0.57">
            <text:p>0.57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4</text:p>
          </table:table-cell>
          <table:table-cell table:formula="of:=([.C2]/[.C4])" office:value-type="float" office:value="0.973694505918006">
            <text:p>0.97</text:p>
          </table:table-cell>
          <table:table-cell table:style-name="ce5" table:formula="of:=([.C9]/[.C11])" office:value-type="float" office:value="0.958649028473665">
            <text:p>0.96</text:p>
          </table:table-cell>
          <table:table-cell table:style-name="ce5" table:formula="of:=([.C16]/[.C18])" office:value-type="float" office:value="1.13635475678844">
            <text:p>1.14</text:p>
          </table:table-cell>
          <table:table-cell table:style-name="ce5" table:formula="of:=([.C23]/[.C25])" office:value-type="float" office:value="3.0582618147109">
            <text:p>3.06</text:p>
          </table:table-cell>
          <table:table-cell table:style-name="ce5" table:formula="of:=([.C30]/[.C32])" office:value-type="float" office:value="0.950958027040032">
            <text:p>0.95</text:p>
          </table:table-cell>
          <table:table-cell/>
          <table:table-cell office:value-type="string">
            <text:p>vec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.14">
            <text:p>1.14</text:p>
          </table:table-cell>
          <table:table-cell office:value-type="float" office:value="3.06">
            <text:p>3.06</text:p>
          </table:table-cell>
          <table:table-cell office:value-type="float" office:value="0.95">
            <text:p>0.95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8</text:p>
          </table:table-cell>
          <table:table-cell table:formula="of:=([.C2]/[.C5])" office:value-type="float" office:value="0.96981117261414">
            <text:p>0.97</text:p>
          </table:table-cell>
          <table:table-cell table:style-name="ce5" table:formula="of:=([.C9]/[.C12])" office:value-type="float" office:value="1.09257883680173">
            <text:p>1.09</text:p>
          </table:table-cell>
          <table:table-cell table:style-name="ce5" table:formula="of:=([.C16]/[.C19])" office:value-type="float" office:value="1.15888036657038">
            <text:p>1.16</text:p>
          </table:table-cell>
          <table:table-cell table:style-name="ce5" table:formula="of:=([.C23]/[.C26])" office:value-type="float" office:value="3.878408611856">
            <text:p>3.88</text:p>
          </table:table-cell>
          <table:table-cell table:style-name="ce5" table:formula="of:=([.C30]/[.C33])" office:value-type="float" office:value="1.42902807580392">
            <text:p>1.43</text:p>
          </table:table-cell>
          <table:table-cell/>
          <table:table-cell office:value-type="string">
            <text:p>vec8</text:p>
          </table:table-cell>
          <table:table-cell office:value-type="float" office:value="0.97">
            <text:p>0.97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office:value-type="float" office:value="3.88">
            <text:p>3.88</text:p>
          </table:table-cell>
          <table:table-cell office:value-type="float" office:value="1.43">
            <text:p>1.43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c16</text:p>
          </table:table-cell>
          <table:table-cell table:formula="of:=([.C2]/[.C6])" office:value-type="float" office:value="0.976228320526893">
            <text:p>0.98</text:p>
          </table:table-cell>
          <table:table-cell table:style-name="ce5" table:formula="of:=([.C9]/[.C13])" office:value-type="float" office:value="1.09569453174104">
            <text:p>1.10</text:p>
          </table:table-cell>
          <table:table-cell table:style-name="ce5" table:formula="of:=([.C16]/[.C20])" office:value-type="float" office:value="1.17280853065705">
            <text:p>1.17</text:p>
          </table:table-cell>
          <table:table-cell table:style-name="ce5" table:formula="of:=([.C23]/[.C27])" office:value-type="float" office:value="4.28730513541421">
            <text:p>4.29</text:p>
          </table:table-cell>
          <table:table-cell table:style-name="ce5" table:formula="of:=([.C30]/[.C34])" office:value-type="float" office:value="2.34182873221069">
            <text:p>2.34</text:p>
          </table:table-cell>
          <table:table-cell/>
          <table:table-cell office:value-type="string">
            <text:p>vec16</text:p>
          </table:table-cell>
          <table:table-cell office:value-type="float" office:value="0.98">
            <text:p>0.98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office:value-type="float" office:value="4.29">
            <text:p>4.29</text:p>
          </table:table-cell>
          <table:table-cell office:value-type="float" office:value="2.34">
            <text:p>2.34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5" table:number-columns-repeated="4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C1060</text:p>
          </table:table-cell>
          <table:table-cell table:style-name="Default" office:value-type="float" office:value="0.97">
            <text:p>0.97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K20</text:p>
          </table:table-cell>
          <table:table-cell table:style-name="Default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office:value-type="float" office:value="1.1">
            <text:p>1.1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HD7970</text:p>
          </table:table-cell>
          <table:table-cell table:style-name="Default" office:value-type="float" office:value="1.09">
            <text:p>1.09</text:p>
          </table:table-cell>
          <table:table-cell office:value-type="float" office:value="1.14">
            <text:p>1.14</text:p>
          </table:table-cell>
          <table:table-cell office:value-type="float" office:value="1.16">
            <text:p>1.16</text:p>
          </table:table-cell>
          <table:table-cell office:value-type="float" office:value="1.17">
            <text:p>1.17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E5-2620</text:p>
          </table:table-cell>
          <table:table-cell table:style-name="Default" office:value-type="float" office:value="1.71">
            <text:p>1.71</text:p>
          </table:table-cell>
          <table:table-cell office:value-type="float" office:value="3.06">
            <text:p>3.06</text:p>
          </table:table-cell>
          <table:table-cell office:value-type="float" office:value="3.88">
            <text:p>3.88</text:p>
          </table:table-cell>
          <table:table-cell office:value-type="float" office:value="4.29">
            <text:p>4.29</text:p>
          </table:table-cell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Phi-5110P</text:p>
          </table:table-cell>
          <table:table-cell table:style-name="Default" office:value-type="float" office:value="0.57">
            <text:p>0.57</text:p>
          </table:table-cell>
          <table:table-cell office:value-type="float" office:value="0.95">
            <text:p>0.95</text:p>
          </table:table-cell>
          <table:table-cell office:value-type="float" office:value="1.43">
            <text:p>1.43</text:p>
          </table:table-cell>
          <table:table-cell office:value-type="float" office:value="2.34">
            <text:p>2.34</text:p>
          </table:table-cell>
          <table:table-cell table:number-columns-repeated="8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bin </meta:initial-creator>
    <meta:creation-date>2014-03-30T13:48:36</meta:creation-date>
    <dc:date>2014-06-05T10:55:00</dc:date>
    <dc:creator>jianbin </dc:creator>
    <meta:editing-duration>P1DT8H56M5S</meta:editing-duration>
    <meta:editing-cycles>232</meta:editing-cycles>
    <meta:generator>LibreOffice/3.5$Linux_X86_64 LibreOffice_project/350m1$Build-2</meta:generator>
    <meta:document-statistic meta:table-count="2" meta:cell-count="1338" meta:object-count="0"/>
  </office:meta>
</office:document-meta>
</file>